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1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009900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Тесты 10x10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table:number-columns-repeated="1018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5.11655" calcext:value-type="float">
            <text:p>5,11655</text:p>
          </table:table-cell>
          <table:table-cell office:value-type="float" office:value="119525" calcext:value-type="float">
            <text:p>11952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.88333" calcext:value-type="float">
            <text:p>4,8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=</text:p>
          </table:table-cell>
          <table:table-cell office:value-type="float" office:value="5.11627907" calcext:value-type="float">
            <text:p>5,11627907</text:p>
          </table:table-cell>
          <table:table-cell/>
          <table:table-cell table:formula="of:=[.A6] *100/[.R6]" office:value-type="float" office:value="100.00529545" calcext:value-type="float">
            <text:p>100,00529545</text:p>
          </table:table-cell>
          <table:table-cell table:formula="of:=ABS(100-[.T6])" office:value-type="float" office:value="0.00529544999976395" calcext:value-type="float">
            <text:p>0,005295449999764</text:p>
          </table:table-cell>
          <table:table-cell/>
          <table:table-cell table:formula="of:=[.D6]*100/[.R6]" office:value-type="float" office:value="95.446904541116" calcext:value-type="float">
            <text:p>95,446904541116</text:p>
          </table:table-cell>
          <table:table-cell table:formula="of:=ABS(100-[.W6])" office:value-type="float" office:value="4.55309545888396" calcext:value-type="float">
            <text:p>4,55309545888396</text:p>
          </table:table-cell>
          <table:table-cell/>
          <table:table-cell table:formula="of:=SUM([.B6:.B15])/10" office:value-type="float" office:value="115018.9" calcext:value-type="float">
            <text:p>115018,9</text:p>
          </table:table-cell>
          <table:table-cell/>
          <table:table-cell table:formula="of:=SUM([.Z6];[.Z19];[.Z32];[.Z45];[.Z58];[.Z71];[.Z84];[.Z97];[.Z110];[.Z123])/10" office:value-type="float" office:value="224629.66" calcext:value-type="float">
            <text:p>224629,66</text:p>
          </table:table-cell>
          <table:table-cell table:number-columns-repeated="996"/>
        </table:table-row>
        <table:table-row table:style-name="ro4">
          <table:table-cell office:value-type="float" office:value="5.11634" calcext:value-type="float">
            <text:p>5,11634</text:p>
          </table:table-cell>
          <table:table-cell office:value-type="float" office:value="39194" calcext:value-type="float">
            <text:p>3919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.83333" calcext:value-type="float">
            <text:p>5,8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7] *100/[.R7]" office:value-type="float" office:value="100.001190904545" calcext:value-type="float">
            <text:p>100,001190904545</text:p>
          </table:table-cell>
          <table:table-cell table:formula="of:=ABS(100-[.T7])" office:value-type="float" office:value="0.00119090454539617" calcext:value-type="float">
            <text:p>0,001190904545396</text:p>
          </table:table-cell>
          <table:table-cell/>
          <table:table-cell table:formula="of:=[.D7]*100/[.R7]" office:value-type="float" office:value="114.015086358454" calcext:value-type="float">
            <text:p>114,015086358454</text:p>
          </table:table-cell>
          <table:table-cell table:formula="of:=ABS(100-[.W7])" office:value-type="float" office:value="14.0150863584539" calcext:value-type="float">
            <text:p>14,0150863584539</text:p>
          </table:table-cell>
          <table:table-cell table:number-columns-repeated="3"/>
          <table:table-cell table:formula="of:=SUM([.Z7];[.Z20];[.Z33];[.Z46];[.Z59];[.Z72];[.Z85];[.Z98];[.Z111];[.Z124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24" calcext:value-type="float">
            <text:p>5,11624</text:p>
          </table:table-cell>
          <table:table-cell office:value-type="float" office:value="230950" calcext:value-type="float">
            <text:p>23095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.79167" calcext:value-type="float">
            <text:p>4,791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8] *100/[.R8]" office:value-type="float" office:value="99.999236359091" calcext:value-type="float">
            <text:p>99,999236359091</text:p>
          </table:table-cell>
          <table:table-cell table:formula="of:=ABS(100-[.T8])" office:value-type="float" office:value="0.000763640909056562" calcext:value-type="float">
            <text:p>0,000763640909057</text:p>
          </table:table-cell>
          <table:table-cell/>
          <table:table-cell table:formula="of:=[.D8]*100/[.R8]" office:value-type="float" office:value="93.6553681775611" calcext:value-type="float">
            <text:p>93,6553681775611</text:p>
          </table:table-cell>
          <table:table-cell table:formula="of:=ABS(100-[.W8])" office:value-type="float" office:value="6.34463182243889" calcext:value-type="float">
            <text:p>6,34463182243889</text:p>
          </table:table-cell>
          <table:table-cell/>
          <table:table-cell table:formula="of:=SUM([.U6:.U15])/10" office:value-type="float" office:value="0.00542499727248043" calcext:value-type="float">
            <text:p>0,00542499727248</text:p>
          </table:table-cell>
          <table:table-cell/>
          <table:table-cell table:formula="of:=SUM([.Z8];[.Z21];[.Z34];[.Z47];[.Z60];[.Z73];[.Z86];[.Z99];[.Z112];[.Z125])/10" office:value-type="float" office:value="0.00626709734614124" calcext:value-type="float">
            <text:p>0,006267097346141</text:p>
          </table:table-cell>
          <table:table-cell table:number-columns-repeated="996"/>
        </table:table-row>
        <table:table-row table:style-name="ro4">
          <table:table-cell office:value-type="float" office:value="5.11618" calcext:value-type="float">
            <text:p>5,11618</text:p>
          </table:table-cell>
          <table:table-cell office:value-type="float" office:value="58422" calcext:value-type="float">
            <text:p>5842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9] *100/[.R9]" office:value-type="float" office:value="99.9980636318183" calcext:value-type="float">
            <text:p>99,9980636318183</text:p>
          </table:table-cell>
          <table:table-cell table:formula="of:=ABS(100-[.T9])" office:value-type="float" office:value="0.00193636818173104" calcext:value-type="float">
            <text:p>0,001936368181731</text:p>
          </table:table-cell>
          <table:table-cell/>
          <table:table-cell table:formula="of:=[.D9]*100/[.R9]" office:value-type="float" office:value="78.1818181782645" calcext:value-type="float">
            <text:p>78,1818181782645</text:p>
          </table:table-cell>
          <table:table-cell table:formula="of:=ABS(100-[.W9])" office:value-type="float" office:value="21.8181818217355" calcext:value-type="float">
            <text:p>21,8181818217355</text:p>
          </table:table-cell>
          <table:table-cell table:number-columns-repeated="3"/>
          <table:table-cell table:formula="of:=SUM([.Z9];[.Z22];[.Z35];[.Z48];[.Z61];[.Z74];[.Z87];[.Z100];[.Z113];[.Z126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55" calcext:value-type="float">
            <text:p>5,11655</text:p>
          </table:table-cell>
          <table:table-cell office:value-type="float" office:value="86067" calcext:value-type="float">
            <text:p>86067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.83333" calcext:value-type="float">
            <text:p>4,8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0] *100/[.R10]" office:value-type="float" office:value="100.00529545" calcext:value-type="float">
            <text:p>100,00529545</text:p>
          </table:table-cell>
          <table:table-cell table:formula="of:=ABS(100-[.T10])" office:value-type="float" office:value="0.00529544999976395" calcext:value-type="float">
            <text:p>0,005295449999764</text:p>
          </table:table-cell>
          <table:table-cell/>
          <table:table-cell table:formula="of:=[.D10]*100/[.R10]" office:value-type="float" office:value="94.4696318138877" calcext:value-type="float">
            <text:p>94,4696318138877</text:p>
          </table:table-cell>
          <table:table-cell table:formula="of:=ABS(100-[.W10])" office:value-type="float" office:value="5.53036818611226" calcext:value-type="float">
            <text:p>5,53036818611226</text:p>
          </table:table-cell>
          <table:table-cell/>
          <table:table-cell table:formula="of:=SUM([.E6:.E15])/10" office:value-type="float" office:value="6.1" calcext:value-type="float">
            <text:p>6,1</text:p>
          </table:table-cell>
          <table:table-cell/>
          <table:table-cell table:formula="of:=SUM([.Z10];[.Z23];[.Z36];[.Z49];[.Z62];[.Z75];[.Z88];[.Z101];[.Z114];[.Z127])/10" office:value-type="float" office:value="6.16" calcext:value-type="float">
            <text:p>6,16</text:p>
          </table:table-cell>
          <table:table-cell table:number-columns-repeated="996"/>
        </table:table-row>
        <table:table-row table:style-name="ro4">
          <table:table-cell office:value-type="float" office:value="5.11684" calcext:value-type="float">
            <text:p>5,11684</text:p>
          </table:table-cell>
          <table:table-cell office:value-type="float" office:value="92630" calcext:value-type="float">
            <text:p>9263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76984" calcext:value-type="float">
            <text:p>4,76984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1] *100/[.R11]" office:value-type="float" office:value="100.010963631818" calcext:value-type="float">
            <text:p>100,010963631818</text:p>
          </table:table-cell>
          <table:table-cell table:formula="of:=ABS(100-[.T11])" office:value-type="float" office:value="0.010963631817674" calcext:value-type="float">
            <text:p>0,010963631817674</text:p>
          </table:table-cell>
          <table:table-cell/>
          <table:table-cell table:formula="of:=[.D11]*100/[.R11]" office:value-type="float" office:value="93.2286909048533" calcext:value-type="float">
            <text:p>93,2286909048533</text:p>
          </table:table-cell>
          <table:table-cell table:formula="of:=ABS(100-[.W11])" office:value-type="float" office:value="6.77130909514675" calcext:value-type="float">
            <text:p>6,77130909514675</text:p>
          </table:table-cell>
          <table:table-cell table:number-columns-repeated="3"/>
          <table:table-cell table:formula="of:=SUM([.Z11];[.Z24];[.Z37];[.Z50];[.Z63];[.Z76];[.Z89];[.Z102];[.Z115];[.Z128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5.1164" calcext:value-type="float">
            <text:p>5,1164</text:p>
          </table:table-cell>
          <table:table-cell office:value-type="float" office:value="142107" calcext:value-type="float">
            <text:p>142107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2] *100/[.R12]" office:value-type="float" office:value="100.002363631818" calcext:value-type="float">
            <text:p>100,002363631818</text:p>
          </table:table-cell>
          <table:table-cell table:formula="of:=ABS(100-[.T12])" office:value-type="float" office:value="0.00236363181807064" calcext:value-type="float">
            <text:p>0,002363631818071</text:p>
          </table:table-cell>
          <table:table-cell/>
          <table:table-cell table:formula="of:=[.D12]*100/[.R12]" office:value-type="float" office:value="117.272727267397" calcext:value-type="float">
            <text:p>117,272727267397</text:p>
          </table:table-cell>
          <table:table-cell table:formula="of:=ABS(100-[.W12])" office:value-type="float" office:value="17.2727272673967" calcext:value-type="float">
            <text:p>17,2727272673967</text:p>
          </table:table-cell>
          <table:table-cell/>
          <table:table-cell table:formula="of:=SUM([.X6:.X15])/10" office:value-type="float" office:value="13.2418463639436" calcext:value-type="float">
            <text:p>13,2418463639436</text:p>
          </table:table-cell>
          <table:table-cell/>
          <table:table-cell table:formula="of:=SUM([.Z12];[.Z25];[.Z38];[.Z51];[.Z64];[.Z77];[.Z90];[.Z103];[.Z116];[.Z129])/10" office:value-type="float" office:value="7.68199145532469" calcext:value-type="float">
            <text:p>7,68199145532469</text:p>
          </table:table-cell>
          <table:table-cell table:number-columns-repeated="996"/>
        </table:table-row>
        <table:table-row table:style-name="ro4">
          <table:table-cell office:value-type="float" office:value="5.11661" calcext:value-type="float">
            <text:p>5,11661</text:p>
          </table:table-cell>
          <table:table-cell office:value-type="float" office:value="161973" calcext:value-type="float">
            <text:p>161973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.7033" calcext:value-type="float">
            <text:p>4,7033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3] *100/[.R13]" office:value-type="float" office:value="100.006468177272" calcext:value-type="float">
            <text:p>100,006468177272</text:p>
          </table:table-cell>
          <table:table-cell table:formula="of:=ABS(100-[.T13])" office:value-type="float" office:value="0.00646817727242421" calcext:value-type="float">
            <text:p>0,006468177272424</text:p>
          </table:table-cell>
          <table:table-cell/>
          <table:table-cell table:formula="of:=[.D13]*100/[.R13]" office:value-type="float" office:value="91.9281363594578" calcext:value-type="float">
            <text:p>91,9281363594578</text:p>
          </table:table-cell>
          <table:table-cell table:formula="of:=ABS(100-[.W13])" office:value-type="float" office:value="8.07186364054218" calcext:value-type="float">
            <text:p>8,07186364054218</text:p>
          </table:table-cell>
          <table:table-cell table:number-columns-repeated="1000"/>
        </table:table-row>
        <table:table-row table:style-name="ro4">
          <table:table-cell office:value-type="float" office:value="5.11659" calcext:value-type="float">
            <text:p>5,11659</text:p>
          </table:table-cell>
          <table:table-cell office:value-type="float" office:value="134364" calcext:value-type="float">
            <text:p>134364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4] *100/[.R14]" office:value-type="float" office:value="100.006077268182" calcext:value-type="float">
            <text:p>100,006077268182</text:p>
          </table:table-cell>
          <table:table-cell table:formula="of:=ABS(100-[.T14])" office:value-type="float" office:value="0.00607726818155641" calcext:value-type="float">
            <text:p>0,006077268181556</text:p>
          </table:table-cell>
          <table:table-cell/>
          <table:table-cell table:formula="of:=[.D14]*100/[.R14]" office:value-type="float" office:value="146.590909084246" calcext:value-type="float">
            <text:p>146,590909084246</text:p>
          </table:table-cell>
          <table:table-cell table:formula="of:=ABS(100-[.W14])" office:value-type="float" office:value="46.5909090842459" calcext:value-type="float">
            <text:p>46,5909090842459</text:p>
          </table:table-cell>
          <table:table-cell table:number-columns-repeated="1000"/>
        </table:table-row>
        <table:table-row table:style-name="ro4">
          <table:table-cell office:value-type="float" office:value="5.11699" calcext:value-type="float">
            <text:p>5,11699</text:p>
          </table:table-cell>
          <table:table-cell office:value-type="float" office:value="84957" calcext:value-type="float">
            <text:p>84957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5.19048" calcext:value-type="float">
            <text:p>5,19048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,11627907</text:p>
          </table:table-cell>
          <table:table-cell/>
          <table:table-cell table:formula="of:=[.A15] *100/[.R15]" office:value-type="float" office:value="100.013895449999" calcext:value-type="float">
            <text:p>100,013895449999</text:p>
          </table:table-cell>
          <table:table-cell table:formula="of:=ABS(100-[.T15])" office:value-type="float" office:value="0.0138954499993673" calcext:value-type="float">
            <text:p>0,013895449999367</text:p>
          </table:table-cell>
          <table:table-cell/>
          <table:table-cell table:formula="of:=[.D15]*100/[.R15]" office:value-type="float" office:value="101.45029090448" calcext:value-type="float">
            <text:p>101,45029090448</text:p>
          </table:table-cell>
          <table:table-cell table:formula="of:=ABS(100-[.W15])" office:value-type="float" office:value="1.45029090447953" calcext:value-type="float">
            <text:p>1,45029090447953</text:p>
          </table:table-cell>
          <table:table-cell table:number-columns-repeated="1000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13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5+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68573" calcext:value-type="float">
            <text:p>7,68573</text:p>
          </table:table-cell>
          <table:table-cell office:value-type="float" office:value="426370" calcext:value-type="float">
            <text:p>42637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.975" calcext:value-type="float">
            <text:p>7,97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=</text:p>
          </table:table-cell>
          <table:table-cell office:value-type="float" office:value="7.686042207" calcext:value-type="float">
            <text:p>7,686042207</text:p>
          </table:table-cell>
          <table:table-cell/>
          <table:table-cell table:formula="of:=[.A19] *100/[.R19]" office:value-type="float" office:value="99.9959380004482" calcext:value-type="float">
            <text:p>99,9959380004482</text:p>
          </table:table-cell>
          <table:table-cell table:formula="of:=ABS(100-[.T19])" office:value-type="float" office:value="0.00406199955179432" calcext:value-type="float">
            <text:p>0,004061999551794</text:p>
          </table:table-cell>
          <table:table-cell/>
          <table:table-cell table:formula="of:=[.D19]*100/[.R19]" office:value-type="float" office:value="103.759513481943" calcext:value-type="float">
            <text:p>103,759513481943</text:p>
          </table:table-cell>
          <table:table-cell table:formula="of:=ABS(100-[.W19])" office:value-type="float" office:value="3.75951348194307" calcext:value-type="float">
            <text:p>3,75951348194307</text:p>
          </table:table-cell>
          <table:table-cell/>
          <table:table-cell table:formula="of:=SUM([.B19:.B28])/10" office:value-type="float" office:value="361601.9" calcext:value-type="float">
            <text:p>361601,9</text:p>
          </table:table-cell>
          <table:table-cell table:number-columns-repeated="998"/>
        </table:table-row>
        <table:table-row table:style-name="ro4">
          <table:table-cell office:value-type="float" office:value="7.68602" calcext:value-type="float">
            <text:p>7,68602</text:p>
          </table:table-cell>
          <table:table-cell office:value-type="float" office:value="243775" calcext:value-type="float">
            <text:p>24377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91667" calcext:value-type="float">
            <text:p>6,9166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0] *100/[.R20]" office:value-type="float" office:value="99.9997110736657" calcext:value-type="float">
            <text:p>99,9997110736657</text:p>
          </table:table-cell>
          <table:table-cell table:formula="of:=ABS(100-[.T20])" office:value-type="float" office:value="0.000288926334278017" calcext:value-type="float">
            <text:p>0,000288926334278</text:p>
          </table:table-cell>
          <table:table-cell/>
          <table:table-cell table:formula="of:=[.D20]*100/[.R20]" office:value-type="float" office:value="89.9900080395174" calcext:value-type="float">
            <text:p>89,9900080395174</text:p>
          </table:table-cell>
          <table:table-cell table:formula="of:=ABS(100-[.W20])" office:value-type="float" office:value="10.0099919604826" calcext:value-type="float">
            <text:p>10,0099919604826</text:p>
          </table:table-cell>
          <table:table-cell table:number-columns-repeated="1000"/>
        </table:table-row>
        <table:table-row table:style-name="ro4">
          <table:table-cell office:value-type="float" office:value="7.68566" calcext:value-type="float">
            <text:p>7,68566</text:p>
          </table:table-cell>
          <table:table-cell office:value-type="float" office:value="348830" calcext:value-type="float">
            <text:p>34883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.08333" calcext:value-type="float">
            <text:p>8,0833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1] *100/[.R21]" office:value-type="float" office:value="99.9950272586371" calcext:value-type="float">
            <text:p>99,9950272586371</text:p>
          </table:table-cell>
          <table:table-cell table:formula="of:=ABS(100-[.T21])" office:value-type="float" office:value="0.00497274136293413" calcext:value-type="float">
            <text:p>0,004972741362934</text:p>
          </table:table-cell>
          <table:table-cell/>
          <table:table-cell table:formula="of:=[.D21]*100/[.R21]" office:value-type="float" office:value="105.168951487648" calcext:value-type="float">
            <text:p>105,168951487648</text:p>
          </table:table-cell>
          <table:table-cell table:formula="of:=ABS(100-[.W21])" office:value-type="float" office:value="5.16895148764826" calcext:value-type="float">
            <text:p>5,16895148764826</text:p>
          </table:table-cell>
          <table:table-cell/>
          <table:table-cell table:formula="of:=SUM([.U19:.U28])/10" office:value-type="float" office:value="0.00528499569817171" calcext:value-type="float">
            <text:p>0,005284995698172</text:p>
          </table:table-cell>
          <table:table-cell table:number-columns-repeated="998"/>
        </table:table-row>
        <table:table-row table:style-name="ro4">
          <table:table-cell office:value-type="float" office:value="7.6853" calcext:value-type="float">
            <text:p>7,6853</text:p>
          </table:table-cell>
          <table:table-cell office:value-type="float" office:value="321418" calcext:value-type="float">
            <text:p>32141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.8875" calcext:value-type="float">
            <text:p>6,88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2] *100/[.R22]" office:value-type="float" office:value="99.9903434436084" calcext:value-type="float">
            <text:p>99,9903434436084</text:p>
          </table:table-cell>
          <table:table-cell table:formula="of:=ABS(100-[.T22])" office:value-type="float" office:value="0.00965655639159024" calcext:value-type="float">
            <text:p>0,00965655639159</text:p>
          </table:table-cell>
          <table:table-cell/>
          <table:table-cell table:formula="of:=[.D22]*100/[.R22]" office:value-type="float" office:value="89.6104889162236" calcext:value-type="float">
            <text:p>89,6104889162236</text:p>
          </table:table-cell>
          <table:table-cell table:formula="of:=ABS(100-[.W22])" office:value-type="float" office:value="10.3895110837764" calcext:value-type="float">
            <text:p>10,3895110837764</text:p>
          </table:table-cell>
          <table:table-cell table:number-columns-repeated="1000"/>
        </table:table-row>
        <table:table-row table:style-name="ro4">
          <table:table-cell office:value-type="float" office:value="7.68561" calcext:value-type="float">
            <text:p>7,68561</text:p>
          </table:table-cell>
          <table:table-cell office:value-type="float" office:value="397533" calcext:value-type="float">
            <text:p>3975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3] *100/[.R23]" office:value-type="float" office:value="99.994376728772" calcext:value-type="float">
            <text:p>99,994376728772</text:p>
          </table:table-cell>
          <table:table-cell table:formula="of:=ABS(100-[.T23])" office:value-type="float" office:value="0.00562327122801776" calcext:value-type="float">
            <text:p>0,005623271228018</text:p>
          </table:table-cell>
          <table:table-cell/>
          <table:table-cell table:formula="of:=[.D23]*100/[.R23]" office:value-type="float" office:value="97.5794797635828" calcext:value-type="float">
            <text:p>97,5794797635828</text:p>
          </table:table-cell>
          <table:table-cell table:formula="of:=ABS(100-[.W23])" office:value-type="float" office:value="2.42052023641718" calcext:value-type="float">
            <text:p>2,42052023641718</text:p>
          </table:table-cell>
          <table:table-cell/>
          <table:table-cell table:formula="of:=SUM([.E19:.E28])/10" office:value-type="float" office:value="6.1" calcext:value-type="float">
            <text:p>6,1</text:p>
          </table:table-cell>
          <table:table-cell table:number-columns-repeated="998"/>
        </table:table-row>
        <table:table-row table:style-name="ro4">
          <table:table-cell office:value-type="float" office:value="7.68545" calcext:value-type="float">
            <text:p>7,68545</text:p>
          </table:table-cell>
          <table:table-cell office:value-type="float" office:value="249468" calcext:value-type="float">
            <text:p>24946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4] *100/[.R24]" office:value-type="float" office:value="99.9922950332037" calcext:value-type="float">
            <text:p>99,9922950332037</text:p>
          </table:table-cell>
          <table:table-cell table:formula="of:=ABS(100-[.T24])" office:value-type="float" office:value="0.00770496679629673" calcext:value-type="float">
            <text:p>0,007704966796297</text:p>
          </table:table-cell>
          <table:table-cell/>
          <table:table-cell table:formula="of:=[.D24]*100/[.R24]" office:value-type="float" office:value="78.0635838108663" calcext:value-type="float">
            <text:p>78,0635838108663</text:p>
          </table:table-cell>
          <table:table-cell table:formula="of:=ABS(100-[.W24])" office:value-type="float" office:value="21.9364161891337" calcext:value-type="float">
            <text:p>21,9364161891337</text:p>
          </table:table-cell>
          <table:table-cell table:number-columns-repeated="1000"/>
        </table:table-row>
        <table:table-row table:style-name="ro4">
          <table:table-cell office:value-type="float" office:value="7.6855" calcext:value-type="float">
            <text:p>7,6855</text:p>
          </table:table-cell>
          <table:table-cell office:value-type="float" office:value="353269" calcext:value-type="float">
            <text:p>353269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16667" calcext:value-type="float">
            <text:p>7,16667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5] *100/[.R25]" office:value-type="float" office:value="99.9929455630688" calcext:value-type="float">
            <text:p>99,9929455630688</text:p>
          </table:table-cell>
          <table:table-cell table:formula="of:=ABS(100-[.T25])" office:value-type="float" office:value="0.0070544369312131" calcext:value-type="float">
            <text:p>0,007054436931213</text:p>
          </table:table-cell>
          <table:table-cell/>
          <table:table-cell table:formula="of:=[.D25]*100/[.R25]" office:value-type="float" office:value="93.2426573649702" calcext:value-type="float">
            <text:p>93,2426573649702</text:p>
          </table:table-cell>
          <table:table-cell table:formula="of:=ABS(100-[.W25])" office:value-type="float" office:value="6.75734263502984" calcext:value-type="float">
            <text:p>6,75734263502984</text:p>
          </table:table-cell>
          <table:table-cell/>
          <table:table-cell table:formula="of:=SUM([.X19:.X28])/10" office:value-type="float" office:value="7.97060990430234" calcext:value-type="float">
            <text:p>7,97060990430234</text:p>
          </table:table-cell>
          <table:table-cell table:number-columns-repeated="998"/>
        </table:table-row>
        <table:table-row table:style-name="ro4">
          <table:table-cell office:value-type="float" office:value="7.68543" calcext:value-type="float">
            <text:p>7,68543</text:p>
          </table:table-cell>
          <table:table-cell office:value-type="float" office:value="332798" calcext:value-type="float">
            <text:p>332798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8.25" calcext:value-type="float">
            <text:p>8,25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6] *100/[.R26]" office:value-type="float" office:value="99.9920348212577" calcext:value-type="float">
            <text:p>99,9920348212577</text:p>
          </table:table-cell>
          <table:table-cell table:formula="of:=ABS(100-[.T26])" office:value-type="float" office:value="0.00796517874235292" calcext:value-type="float">
            <text:p>0,007965178742353</text:p>
          </table:table-cell>
          <table:table-cell/>
          <table:table-cell table:formula="of:=[.D26]*100/[.R26]" office:value-type="float" office:value="107.337427739941" calcext:value-type="float">
            <text:p>107,337427739941</text:p>
          </table:table-cell>
          <table:table-cell table:formula="of:=ABS(100-[.W26])" office:value-type="float" office:value="7.33742773994112" calcext:value-type="float">
            <text:p>7,33742773994112</text:p>
          </table:table-cell>
          <table:table-cell table:number-columns-repeated="1000"/>
        </table:table-row>
        <table:table-row table:style-name="ro4">
          <table:table-cell office:value-type="float" office:value="7.68604" calcext:value-type="float">
            <text:p>7,68604</text:p>
          </table:table-cell>
          <table:table-cell office:value-type="float" office:value="458590" calcext:value-type="float">
            <text:p>45859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7] *100/[.R27]" office:value-type="float" office:value="99.9999712856118" calcext:value-type="float">
            <text:p>99,9999712856118</text:p>
          </table:table-cell>
          <table:table-cell table:formula="of:=ABS(100-[.T27])" office:value-type="float" office:value="0.0000287143882360397" calcext:value-type="float">
            <text:p>2,87143882360397E-05</text:p>
          </table:table-cell>
          <table:table-cell/>
          <table:table-cell table:formula="of:=[.D27]*100/[.R27]" office:value-type="float" office:value="107.337427739941" calcext:value-type="float">
            <text:p>107,337427739941</text:p>
          </table:table-cell>
          <table:table-cell table:formula="of:=ABS(100-[.W27])" office:value-type="float" office:value="7.33742773994112" calcext:value-type="float">
            <text:p>7,33742773994112</text:p>
          </table:table-cell>
          <table:table-cell table:number-columns-repeated="1000"/>
        </table:table-row>
        <table:table-row table:style-name="ro4">
          <table:table-cell office:value-type="float" office:value="7.68562" calcext:value-type="float">
            <text:p>7,68562</text:p>
          </table:table-cell>
          <table:table-cell office:value-type="float" office:value="483968" calcext:value-type="float">
            <text:p>48396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33333" calcext:value-type="float">
            <text:p>7,3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office:value-type="float" office:value="7.686042207" calcext:value-type="float">
            <text:p>7,686042207</text:p>
          </table:table-cell>
          <table:table-cell/>
          <table:table-cell table:formula="of:=[.A28] *100/[.R28]" office:value-type="float" office:value="99.994506834745" calcext:value-type="float">
            <text:p>99,994506834745</text:p>
          </table:table-cell>
          <table:table-cell table:formula="of:=ABS(100-[.T28])" office:value-type="float" office:value="0.00549316525500387" calcext:value-type="float">
            <text:p>0,005493165255004</text:p>
          </table:table-cell>
          <table:table-cell/>
          <table:table-cell table:formula="of:=[.D28]*100/[.R28]" office:value-type="float" office:value="95.41100351129" calcext:value-type="float">
            <text:p>95,41100351129</text:p>
          </table:table-cell>
          <table:table-cell table:formula="of:=ABS(100-[.W28])" office:value-type="float" office:value="4.58899648871002" calcext:value-type="float">
            <text:p>4,58899648871002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5+1 – 5+3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9.64158" calcext:value-type="float">
            <text:p>9,64158</text:p>
          </table:table-cell>
          <table:table-cell office:value-type="float" office:value="703645" calcext:value-type="float">
            <text:p>70364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V=</text:p>
          </table:table-cell>
          <table:table-cell office:value-type="float" office:value="9.642276423" calcext:value-type="float">
            <text:p>9,642276423</text:p>
          </table:table-cell>
          <table:table-cell/>
          <table:table-cell table:formula="of:=[.A32] *100/[.R32]" office:value-type="float" office:value="99.9927774005904" calcext:value-type="float">
            <text:p>99,9927774005904</text:p>
          </table:table-cell>
          <table:table-cell table:formula="of:=ABS(100-[.T32])" office:value-type="float" office:value="0.00722259940961578" calcext:value-type="float">
            <text:p>0,007222599409616</text:p>
          </table:table-cell>
          <table:table-cell/>
          <table:table-cell table:formula="of:=[.D32]*100/[.R32]" office:value-type="float" office:value="88.1534569961582" calcext:value-type="float">
            <text:p>88,1534569961582</text:p>
          </table:table-cell>
          <table:table-cell table:formula="of:=ABS(100-[.W32])" office:value-type="float" office:value="11.8465430038419" calcext:value-type="float">
            <text:p>11,8465430038419</text:p>
          </table:table-cell>
          <table:table-cell/>
          <table:table-cell table:formula="of:=SUM([.B32:.B41])/10" office:value-type="float" office:value="264906" calcext:value-type="float">
            <text:p>264906</text:p>
          </table:table-cell>
          <table:table-cell table:number-columns-repeated="998"/>
        </table:table-row>
        <table:table-row table:style-name="ro4">
          <table:table-cell office:value-type="float" office:value="9.64176" calcext:value-type="float">
            <text:p>9,64176</text:p>
          </table:table-cell>
          <table:table-cell office:value-type="float" office:value="86436" calcext:value-type="float">
            <text:p>8643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98333" calcext:value-type="float">
            <text:p>8,9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3] *100/[.R33]" office:value-type="float" office:value="99.9946441796797" calcext:value-type="float">
            <text:p>99,9946441796797</text:p>
          </table:table-cell>
          <table:table-cell table:formula="of:=ABS(100-[.T33])" office:value-type="float" office:value="0.0053558203202897" calcext:value-type="float">
            <text:p>0,00535582032029</text:p>
          </table:table-cell>
          <table:table-cell/>
          <table:table-cell table:formula="of:=[.D33]*100/[.R33]" office:value-type="float" office:value="93.1660699808585" calcext:value-type="float">
            <text:p>93,1660699808585</text:p>
          </table:table-cell>
          <table:table-cell table:formula="of:=ABS(100-[.W33])" office:value-type="float" office:value="6.83393001914149" calcext:value-type="float">
            <text:p>6,83393001914149</text:p>
          </table:table-cell>
          <table:table-cell table:number-columns-repeated="1000"/>
        </table:table-row>
        <table:table-row table:style-name="ro4">
          <table:table-cell office:value-type="float" office:value="9.6418" calcext:value-type="float">
            <text:p>9,6418</text:p>
          </table:table-cell>
          <table:table-cell office:value-type="float" office:value="301904" calcext:value-type="float">
            <text:p>30190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4] *100/[.R34]" office:value-type="float" office:value="99.9950590194774" calcext:value-type="float">
            <text:p>99,9950590194774</text:p>
          </table:table-cell>
          <table:table-cell table:formula="of:=ABS(100-[.T34])" office:value-type="float" office:value="0.00494098052264746" calcext:value-type="float">
            <text:p>0,004940980522647</text:p>
          </table:table-cell>
          <table:table-cell/>
          <table:table-cell table:formula="of:=[.D34]*100/[.R34]" office:value-type="float" office:value="98.5244519368826" calcext:value-type="float">
            <text:p>98,5244519368826</text:p>
          </table:table-cell>
          <table:table-cell table:formula="of:=ABS(100-[.W34])" office:value-type="float" office:value="1.47554806311737" calcext:value-type="float">
            <text:p>1,47554806311737</text:p>
          </table:table-cell>
          <table:table-cell/>
          <table:table-cell table:formula="of:=SUM([.U32:.U41])/10" office:value-type="float" office:value="0.00556324021909234" calcext:value-type="float">
            <text:p>0,005563240219092</text:p>
          </table:table-cell>
          <table:table-cell table:number-columns-repeated="998"/>
        </table:table-row>
        <table:table-row table:style-name="ro4">
          <table:table-cell office:value-type="float" office:value="9.64197" calcext:value-type="float">
            <text:p>9,64197</text:p>
          </table:table-cell>
          <table:table-cell office:value-type="float" office:value="72616" calcext:value-type="float">
            <text:p>7261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5] *100/[.R35]" office:value-type="float" office:value="99.9968220886173" calcext:value-type="float">
            <text:p>99,9968220886173</text:p>
          </table:table-cell>
          <table:table-cell table:formula="of:=ABS(100-[.T35])" office:value-type="float" office:value="0.00317791138270707" calcext:value-type="float">
            <text:p>0,003177911382707</text:p>
          </table:table-cell>
          <table:table-cell/>
          <table:table-cell table:formula="of:=[.D35]*100/[.R35]" office:value-type="float" office:value="103.709949407245" calcext:value-type="float">
            <text:p>103,709949407245</text:p>
          </table:table-cell>
          <table:table-cell table:formula="of:=ABS(100-[.W35])" office:value-type="float" office:value="3.70994940724486" calcext:value-type="float">
            <text:p>3,70994940724486</text:p>
          </table:table-cell>
          <table:table-cell table:number-columns-repeated="1000"/>
        </table:table-row>
        <table:table-row table:style-name="ro4">
          <table:table-cell office:value-type="float" office:value="9.64162" calcext:value-type="float">
            <text:p>9,64162</text:p>
          </table:table-cell>
          <table:table-cell office:value-type="float" office:value="418709" calcext:value-type="float">
            <text:p>41870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08333" calcext:value-type="float">
            <text:p>8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6] *100/[.R36]" office:value-type="float" office:value="99.993192240388" calcext:value-type="float">
            <text:p>99,993192240388</text:p>
          </table:table-cell>
          <table:table-cell table:formula="of:=ABS(100-[.T36])" office:value-type="float" office:value="0.00680775961198776" calcext:value-type="float">
            <text:p>0,006807759611988</text:p>
          </table:table-cell>
          <table:table-cell/>
          <table:table-cell table:formula="of:=[.D36]*100/[.R36]" office:value-type="float" office:value="83.8321745342065" calcext:value-type="float">
            <text:p>83,8321745342065</text:p>
          </table:table-cell>
          <table:table-cell table:formula="of:=ABS(100-[.W36])" office:value-type="float" office:value="16.1678254657935" calcext:value-type="float">
            <text:p>16,1678254657935</text:p>
          </table:table-cell>
          <table:table-cell/>
          <table:table-cell table:formula="of:=SUM([.E32:.E41])/10" office:value-type="float" office:value="5.4" calcext:value-type="float">
            <text:p>5,4</text:p>
          </table:table-cell>
          <table:table-cell table:number-columns-repeated="998"/>
        </table:table-row>
        <table:table-row table:style-name="ro4">
          <table:table-cell office:value-type="float" office:value="9.64185" calcext:value-type="float">
            <text:p>9,64185</text:p>
          </table:table-cell>
          <table:table-cell office:value-type="float" office:value="236626" calcext:value-type="float">
            <text:p>236626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8.08333" calcext:value-type="float">
            <text:p>8,0833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7] *100/[.R37]" office:value-type="float" office:value="99.9955775692244" calcext:value-type="float">
            <text:p>99,9955775692244</text:p>
          </table:table-cell>
          <table:table-cell table:formula="of:=ABS(100-[.T37])" office:value-type="float" office:value="0.00442243077561955" calcext:value-type="float">
            <text:p>0,00442243077562</text:p>
          </table:table-cell>
          <table:table-cell/>
          <table:table-cell table:formula="of:=[.D37]*100/[.R37]" office:value-type="float" office:value="83.8321745342065" calcext:value-type="float">
            <text:p>83,8321745342065</text:p>
          </table:table-cell>
          <table:table-cell table:formula="of:=ABS(100-[.W37])" office:value-type="float" office:value="16.1678254657935" calcext:value-type="float">
            <text:p>16,1678254657935</text:p>
          </table:table-cell>
          <table:table-cell table:number-columns-repeated="1000"/>
        </table:table-row>
        <table:table-row table:style-name="ro4">
          <table:table-cell office:value-type="float" office:value="9.64153" calcext:value-type="float">
            <text:p>9,64153</text:p>
          </table:table-cell>
          <table:table-cell office:value-type="float" office:value="247947" calcext:value-type="float">
            <text:p>247947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.53333" calcext:value-type="float">
            <text:p>9,5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8] *100/[.R38]" office:value-type="float" office:value="99.9922588508433" calcext:value-type="float">
            <text:p>99,9922588508433</text:p>
          </table:table-cell>
          <table:table-cell table:formula="of:=ABS(100-[.T38])" office:value-type="float" office:value="0.00774114915665791" calcext:value-type="float">
            <text:p>0,007741149156658</text:p>
          </table:table-cell>
          <table:table-cell/>
          <table:table-cell table:formula="of:=[.D38]*100/[.R38]" office:value-type="float" office:value="98.870117198257" calcext:value-type="float">
            <text:p>98,870117198257</text:p>
          </table:table-cell>
          <table:table-cell table:formula="of:=ABS(100-[.W38])" office:value-type="float" office:value="1.12988280174304" calcext:value-type="float">
            <text:p>1,12988280174304</text:p>
          </table:table-cell>
          <table:table-cell/>
          <table:table-cell table:formula="of:=SUM([.X32:.X41])/10" office:value-type="float" office:value="8.23272538118149" calcext:value-type="float">
            <text:p>8,23272538118149</text:p>
          </table:table-cell>
          <table:table-cell table:number-columns-repeated="998"/>
        </table:table-row>
        <table:table-row table:style-name="ro4">
          <table:table-cell office:value-type="float" office:value="9.64177" calcext:value-type="float">
            <text:p>9,64177</text:p>
          </table:table-cell>
          <table:table-cell office:value-type="float" office:value="208516" calcext:value-type="float">
            <text:p>20851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39] *100/[.R39]" office:value-type="float" office:value="99.9947478896291" calcext:value-type="float">
            <text:p>99,9947478896291</text:p>
          </table:table-cell>
          <table:table-cell table:formula="of:=ABS(100-[.T39])" office:value-type="float" office:value="0.00525211037087558" calcext:value-type="float">
            <text:p>0,005252110370876</text:p>
          </table:table-cell>
          <table:table-cell/>
          <table:table-cell table:formula="of:=[.D39]*100/[.R39]" office:value-type="float" office:value="99.5615514309551" calcext:value-type="float">
            <text:p>99,5615514309551</text:p>
          </table:table-cell>
          <table:table-cell table:formula="of:=ABS(100-[.W39])" office:value-type="float" office:value="0.438448569044937" calcext:value-type="float">
            <text:p>0,438448569044937</text:p>
          </table:table-cell>
          <table:table-cell table:number-columns-repeated="1000"/>
        </table:table-row>
        <table:table-row table:style-name="ro4">
          <table:table-cell office:value-type="float" office:value="9.64174" calcext:value-type="float">
            <text:p>9,64174</text:p>
          </table:table-cell>
          <table:table-cell office:value-type="float" office:value="150961" calcext:value-type="float">
            <text:p>150961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40] *100/[.R40]" office:value-type="float" office:value="99.9944367597809" calcext:value-type="float">
            <text:p>99,9944367597809</text:p>
          </table:table-cell>
          <table:table-cell table:formula="of:=ABS(100-[.T40])" office:value-type="float" office:value="0.00556324021907528" calcext:value-type="float">
            <text:p>0,005563240219075</text:p>
          </table:table-cell>
          <table:table-cell/>
          <table:table-cell table:formula="of:=[.D40]*100/[.R40]" office:value-type="float" office:value="95.9317032017015" calcext:value-type="float">
            <text:p>95,9317032017015</text:p>
          </table:table-cell>
          <table:table-cell table:formula="of:=ABS(100-[.W40])" office:value-type="float" office:value="4.06829679829851" calcext:value-type="float">
            <text:p>4,06829679829851</text:p>
          </table:table-cell>
          <table:table-cell table:number-columns-repeated="1000"/>
        </table:table-row>
        <table:table-row table:style-name="ro4">
          <table:table-cell office:value-type="float" office:value="9.64178" calcext:value-type="float">
            <text:p>9,64178</text:p>
          </table:table-cell>
          <table:table-cell office:value-type="float" office:value="221700" calcext:value-type="float">
            <text:p>2217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66667" calcext:value-type="float">
            <text:p>7,66667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,642276423</text:p>
          </table:table-cell>
          <table:table-cell/>
          <table:table-cell table:formula="of:=[.A41] *100/[.R41]" office:value-type="float" office:value="99.9948515995786" calcext:value-type="float">
            <text:p>99,9948515995786</text:p>
          </table:table-cell>
          <table:table-cell table:formula="of:=ABS(100-[.T41])" office:value-type="float" office:value="0.00514840042144726" calcext:value-type="float">
            <text:p>0,005148400421447</text:p>
          </table:table-cell>
          <table:table-cell/>
          <table:table-cell table:formula="of:=[.D41]*100/[.R41]" office:value-type="float" office:value="79.5109957822042" calcext:value-type="float">
            <text:p>79,5109957822042</text:p>
          </table:table-cell>
          <table:table-cell table:formula="of:=ABS(100-[.W41])" office:value-type="float" office:value="20.4890042177958" calcext:value-type="float">
            <text:p>20,489004217795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0+0 + 3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94633" calcext:value-type="float">
            <text:p>7,94633</text:p>
          </table:table-cell>
          <table:table-cell office:value-type="float" office:value="144845" calcext:value-type="float">
            <text:p>1448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8.51786" calcext:value-type="float">
            <text:p>8,51786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7.94634628" calcext:value-type="float">
            <text:p>7,94634628</text:p>
          </table:table-cell>
          <table:table-cell/>
          <table:table-cell table:formula="of:=[.A45] *100/[.R45]" office:value-type="float" office:value="99.9997951259683" calcext:value-type="float">
            <text:p>99,9997951259683</text:p>
          </table:table-cell>
          <table:table-cell table:formula="of:=ABS(100-[.T45])" office:value-type="float" office:value="0.000204874031751956" calcext:value-type="float">
            <text:p>0,000204874031752</text:p>
          </table:table-cell>
          <table:table-cell/>
          <table:table-cell table:formula="of:=[.D45]*100/[.R45]" office:value-type="float" office:value="107.192157248904" calcext:value-type="float">
            <text:p>107,192157248904</text:p>
          </table:table-cell>
          <table:table-cell table:formula="of:=ABS(100-[.W45])" office:value-type="float" office:value="7.19215724890358" calcext:value-type="float">
            <text:p>7,19215724890358</text:p>
          </table:table-cell>
          <table:table-cell/>
          <table:table-cell table:formula="of:=SUM([.B45:.B54])/10" office:value-type="float" office:value="258894.1" calcext:value-type="float">
            <text:p>258894,1</text:p>
          </table:table-cell>
          <table:table-cell table:number-columns-repeated="998"/>
        </table:table-row>
        <table:table-row table:style-name="ro4">
          <table:table-cell office:value-type="float" office:value="7.94668" calcext:value-type="float">
            <text:p>7,94668</text:p>
          </table:table-cell>
          <table:table-cell office:value-type="float" office:value="196084" calcext:value-type="float">
            <text:p>19608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6] *100/[.R46]" office:value-type="float" office:value="100.004199665963" calcext:value-type="float">
            <text:p>100,004199665963</text:p>
          </table:table-cell>
          <table:table-cell table:formula="of:=ABS(100-[.T46])" office:value-type="float" office:value="0.00419966596270172" calcext:value-type="float">
            <text:p>0,004199665962702</text:p>
          </table:table-cell>
          <table:table-cell/>
          <table:table-cell table:formula="of:=[.D46]*100/[.R46]" office:value-type="float" office:value="88.0907998889774" calcext:value-type="float">
            <text:p>88,0907998889774</text:p>
          </table:table-cell>
          <table:table-cell table:formula="of:=ABS(100-[.W46])" office:value-type="float" office:value="11.9092001110226" calcext:value-type="float">
            <text:p>11,9092001110226</text:p>
          </table:table-cell>
          <table:table-cell table:number-columns-repeated="1000"/>
        </table:table-row>
        <table:table-row table:style-name="ro4">
          <table:table-cell office:value-type="float" office:value="7.94677" calcext:value-type="float">
            <text:p>7,94677</text:p>
          </table:table-cell>
          <table:table-cell office:value-type="float" office:value="150109" calcext:value-type="float">
            <text:p>15010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7] *100/[.R47]" office:value-type="float" office:value="100.005332261961" calcext:value-type="float">
            <text:p>100,005332261961</text:p>
          </table:table-cell>
          <table:table-cell table:formula="of:=ABS(100-[.T47])" office:value-type="float" office:value="0.00533226196128567" calcext:value-type="float">
            <text:p>0,005332261961286</text:p>
          </table:table-cell>
          <table:table-cell/>
          <table:table-cell table:formula="of:=[.D47]*100/[.R47]" office:value-type="float" office:value="100.675199873117" calcext:value-type="float">
            <text:p>100,675199873117</text:p>
          </table:table-cell>
          <table:table-cell table:formula="of:=ABS(100-[.W47])" office:value-type="float" office:value="0.675199873117023" calcext:value-type="float">
            <text:p>0,675199873117023</text:p>
          </table:table-cell>
          <table:table-cell/>
          <table:table-cell table:formula="of:=SUM([.U45:.U54])/10" office:value-type="float" office:value="0.00326227917668547" calcext:value-type="float">
            <text:p>0,003262279176685</text:p>
          </table:table-cell>
          <table:table-cell table:number-columns-repeated="998"/>
        </table:table-row>
        <table:table-row table:style-name="ro4">
          <table:table-cell office:value-type="float" office:value="7.94639" calcext:value-type="float">
            <text:p>7,94639</text:p>
          </table:table-cell>
          <table:table-cell office:value-type="float" office:value="312324" calcext:value-type="float">
            <text:p>31232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.08333" calcext:value-type="float">
            <text:p>8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8] *100/[.R48]" office:value-type="float" office:value="100.000550189967" calcext:value-type="float">
            <text:p>100,000550189967</text:p>
          </table:table-cell>
          <table:table-cell table:formula="of:=ABS(100-[.T48])" office:value-type="float" office:value="0.000550189967299275" calcext:value-type="float">
            <text:p>0,000550189967299</text:p>
          </table:table-cell>
          <table:table-cell/>
          <table:table-cell table:formula="of:=[.D48]*100/[.R48]" office:value-type="float" office:value="101.723857923795" calcext:value-type="float">
            <text:p>101,723857923795</text:p>
          </table:table-cell>
          <table:table-cell table:formula="of:=ABS(100-[.W48])" office:value-type="float" office:value="1.72385792379538" calcext:value-type="float">
            <text:p>1,72385792379538</text:p>
          </table:table-cell>
          <table:table-cell table:number-columns-repeated="1000"/>
        </table:table-row>
        <table:table-row table:style-name="ro4">
          <table:table-cell office:value-type="float" office:value="7.94635" calcext:value-type="float">
            <text:p>7,94635</text:p>
          </table:table-cell>
          <table:table-cell office:value-type="float" office:value="293359" calcext:value-type="float">
            <text:p>2933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49] *100/[.R49]" office:value-type="float" office:value="100.000046813968" calcext:value-type="float">
            <text:p>100,000046813968</text:p>
          </table:table-cell>
          <table:table-cell table:formula="of:=ABS(100-[.T49])" office:value-type="float" office:value="0.0000468139679412616" calcext:value-type="float">
            <text:p>4,68139679412616E-05</text:p>
          </table:table-cell>
          <table:table-cell/>
          <table:table-cell table:formula="of:=[.D49]*100/[.R49]" office:value-type="float" office:value="103.821299869152" calcext:value-type="float">
            <text:p>103,821299869152</text:p>
          </table:table-cell>
          <table:table-cell table:formula="of:=ABS(100-[.W49])" office:value-type="float" office:value="3.82129986915194" calcext:value-type="float">
            <text:p>3,82129986915194</text:p>
          </table:table-cell>
          <table:table-cell/>
          <table:table-cell table:formula="of:=SUM([.E45:.E54])/10" office:value-type="float" office:value="5.3" calcext:value-type="float">
            <text:p>5,3</text:p>
          </table:table-cell>
          <table:table-cell table:number-columns-repeated="998"/>
        </table:table-row>
        <table:table-row table:style-name="ro4">
          <table:table-cell office:value-type="float" office:value="7.94666" calcext:value-type="float">
            <text:p>7,94666</text:p>
          </table:table-cell>
          <table:table-cell office:value-type="float" office:value="305452" calcext:value-type="float">
            <text:p>30545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0] *100/[.R50]" office:value-type="float" office:value="100.003947977963" calcext:value-type="float">
            <text:p>100,003947977963</text:p>
          </table:table-cell>
          <table:table-cell table:formula="of:=ABS(100-[.T50])" office:value-type="float" office:value="0.0039479779630085" calcext:value-type="float">
            <text:p>0,003947977963009</text:p>
          </table:table-cell>
          <table:table-cell/>
          <table:table-cell table:formula="of:=[.D50]*100/[.R50]" office:value-type="float" office:value="94.3829998810472" calcext:value-type="float">
            <text:p>94,3829998810472</text:p>
          </table:table-cell>
          <table:table-cell table:formula="of:=ABS(100-[.W50])" office:value-type="float" office:value="5.61700011895279" calcext:value-type="float">
            <text:p>5,61700011895279</text:p>
          </table:table-cell>
          <table:table-cell table:number-columns-repeated="1000"/>
        </table:table-row>
        <table:table-row table:style-name="ro4">
          <table:table-cell office:value-type="float" office:value="7.94673" calcext:value-type="float">
            <text:p>7,94673</text:p>
          </table:table-cell>
          <table:table-cell office:value-type="float" office:value="365364" calcext:value-type="float">
            <text:p>36536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1] *100/[.R51]" office:value-type="float" office:value="100.004828885962" calcext:value-type="float">
            <text:p>100,004828885962</text:p>
          </table:table-cell>
          <table:table-cell table:formula="of:=ABS(100-[.T51])" office:value-type="float" office:value="0.00482888596191344" calcext:value-type="float">
            <text:p>0,004828885961913</text:p>
          </table:table-cell>
          <table:table-cell/>
          <table:table-cell table:formula="of:=[.D51]*100/[.R51]" office:value-type="float" office:value="94.3829998810472" calcext:value-type="float">
            <text:p>94,3829998810472</text:p>
          </table:table-cell>
          <table:table-cell table:formula="of:=ABS(100-[.W51])" office:value-type="float" office:value="5.61700011895279" calcext:value-type="float">
            <text:p>5,61700011895279</text:p>
          </table:table-cell>
          <table:table-cell/>
          <table:table-cell table:formula="of:=SUM([.X45:.X54])/10" office:value-type="float" office:value="4.66297323252316" calcext:value-type="float">
            <text:p>4,66297323252316</text:p>
          </table:table-cell>
          <table:table-cell table:number-columns-repeated="998"/>
        </table:table-row>
        <table:table-row table:style-name="ro4">
          <table:table-cell office:value-type="float" office:value="7.94699" calcext:value-type="float">
            <text:p>7,94699</text:p>
          </table:table-cell>
          <table:table-cell office:value-type="float" office:value="306282" calcext:value-type="float">
            <text:p>30628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2] *100/[.R52]" office:value-type="float" office:value="100.008100829958" calcext:value-type="float">
            <text:p>100,008100829958</text:p>
          </table:table-cell>
          <table:table-cell table:formula="of:=ABS(100-[.T52])" office:value-type="float" office:value="0.00810082995779737" calcext:value-type="float">
            <text:p>0,008100829957797</text:p>
          </table:table-cell>
          <table:table-cell/>
          <table:table-cell table:formula="of:=[.D52]*100/[.R52]" office:value-type="float" office:value="94.3829998810472" calcext:value-type="float">
            <text:p>94,3829998810472</text:p>
          </table:table-cell>
          <table:table-cell table:formula="of:=ABS(100-[.W52])" office:value-type="float" office:value="5.61700011895279" calcext:value-type="float">
            <text:p>5,61700011895279</text:p>
          </table:table-cell>
          <table:table-cell table:number-columns-repeated="1000"/>
        </table:table-row>
        <table:table-row table:style-name="ro4">
          <table:table-cell office:value-type="float" office:value="7.94623" calcext:value-type="float">
            <text:p>7,94623</text:p>
          </table:table-cell>
          <table:table-cell office:value-type="float" office:value="269567" calcext:value-type="float">
            <text:p>26956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75" calcext:value-type="float">
            <text:p>7,7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3] *100/[.R53]" office:value-type="float" office:value="99.9985366859699" calcext:value-type="float">
            <text:p>99,9985366859699</text:p>
          </table:table-cell>
          <table:table-cell table:formula="of:=ABS(100-[.T53])" office:value-type="float" office:value="0.00146331403014699" calcext:value-type="float">
            <text:p>0,001463314030147</text:p>
          </table:table-cell>
          <table:table-cell/>
          <table:table-cell table:formula="of:=[.D53]*100/[.R53]" office:value-type="float" office:value="97.5290998770821" calcext:value-type="float">
            <text:p>97,5290998770821</text:p>
          </table:table-cell>
          <table:table-cell table:formula="of:=ABS(100-[.W53])" office:value-type="float" office:value="2.47090012291788" calcext:value-type="float">
            <text:p>2,47090012291788</text:p>
          </table:table-cell>
          <table:table-cell table:number-columns-repeated="1000"/>
        </table:table-row>
        <table:table-row table:style-name="ro4">
          <table:table-cell office:value-type="float" office:value="7.94666" calcext:value-type="float">
            <text:p>7,94666</text:p>
          </table:table-cell>
          <table:table-cell office:value-type="float" office:value="245555" calcext:value-type="float">
            <text:p>24555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.10417" calcext:value-type="float">
            <text:p>8,10417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7.94634628" calcext:value-type="float">
            <text:p>7,94634628</text:p>
          </table:table-cell>
          <table:table-cell/>
          <table:table-cell table:formula="of:=[.A54] *100/[.R54]" office:value-type="float" office:value="100.003947977963" calcext:value-type="float">
            <text:p>100,003947977963</text:p>
          </table:table-cell>
          <table:table-cell table:formula="of:=ABS(100-[.T54])" office:value-type="float" office:value="0.0039479779630085" calcext:value-type="float">
            <text:p>0,003947977963009</text:p>
          </table:table-cell>
          <table:table-cell/>
          <table:table-cell table:formula="of:=[.D54]*100/[.R54]" office:value-type="float" office:value="101.986116819465" calcext:value-type="float">
            <text:p>101,986116819465</text:p>
          </table:table-cell>
          <table:table-cell table:formula="of:=ABS(100-[.W54])" office:value-type="float" office:value="1.98611681946485" calcext:value-type="float">
            <text:p>1,98611681946485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5+3 + 2+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44926" calcext:value-type="float">
            <text:p>6,44926</text:p>
          </table:table-cell>
          <table:table-cell office:value-type="float" office:value="122739" calcext:value-type="float">
            <text:p>12273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3375" calcext:value-type="float">
            <text:p>6,337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45" calcext:value-type="float">
            <text:p>6,45</text:p>
          </table:table-cell>
          <table:table-cell/>
          <table:table-cell table:formula="of:=[.A58] *100/[.R58]" office:value-type="float" office:value="99.9885271317829" calcext:value-type="float">
            <text:p>99,9885271317829</text:p>
          </table:table-cell>
          <table:table-cell table:formula="of:=ABS(100-[.T58])" office:value-type="float" office:value="0.0114728682170693" calcext:value-type="float">
            <text:p>0,011472868217069</text:p>
          </table:table-cell>
          <table:table-cell/>
          <table:table-cell table:formula="of:=[.D58]*100/[.R58]" office:value-type="float" office:value="98.2558139534884" calcext:value-type="float">
            <text:p>98,2558139534884</text:p>
          </table:table-cell>
          <table:table-cell table:formula="of:=ABS(100-[.W58])" office:value-type="float" office:value="1.74418604651163" calcext:value-type="float">
            <text:p>1,74418604651163</text:p>
          </table:table-cell>
          <table:table-cell/>
          <table:table-cell table:formula="of:=SUM([.B58:.B67])/10" office:value-type="float" office:value="98331.3" calcext:value-type="float">
            <text:p>98331,3</text:p>
          </table:table-cell>
          <table:table-cell table:number-columns-repeated="998"/>
        </table:table-row>
        <table:table-row table:style-name="ro4">
          <table:table-cell office:value-type="float" office:value="6.44979" calcext:value-type="float">
            <text:p>6,44979</text:p>
          </table:table-cell>
          <table:table-cell office:value-type="float" office:value="46654" calcext:value-type="float">
            <text:p>4665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625" calcext:value-type="float">
            <text:p>6,62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59] *100/[.R59]" office:value-type="float" office:value="99.9967441860465" calcext:value-type="float">
            <text:p>99,9967441860465</text:p>
          </table:table-cell>
          <table:table-cell table:formula="of:=ABS(100-[.T59])" office:value-type="float" office:value="0.00325581395348706" calcext:value-type="float">
            <text:p>0,003255813953487</text:p>
          </table:table-cell>
          <table:table-cell/>
          <table:table-cell table:formula="of:=[.D59]*100/[.R59]" office:value-type="float" office:value="102.713178294574" calcext:value-type="float">
            <text:p>102,713178294574</text:p>
          </table:table-cell>
          <table:table-cell table:formula="of:=ABS(100-[.W59])" office:value-type="float" office:value="2.71317829457364" calcext:value-type="float">
            <text:p>2,71317829457364</text:p>
          </table:table-cell>
          <table:table-cell table:number-columns-repeated="1000"/>
        </table:table-row>
        <table:table-row table:style-name="ro4">
          <table:table-cell office:value-type="float" office:value="6.44966" calcext:value-type="float">
            <text:p>6,44966</text:p>
          </table:table-cell>
          <table:table-cell office:value-type="float" office:value="40525" calcext:value-type="float">
            <text:p>4052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66667" calcext:value-type="float">
            <text:p>6,66667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0] *100/[.R60]" office:value-type="float" office:value="99.9947286821705" calcext:value-type="float">
            <text:p>99,9947286821705</text:p>
          </table:table-cell>
          <table:table-cell table:formula="of:=ABS(100-[.T60])" office:value-type="float" office:value="0.00527131782945389" calcext:value-type="float">
            <text:p>0,005271317829454</text:p>
          </table:table-cell>
          <table:table-cell/>
          <table:table-cell table:formula="of:=[.D60]*100/[.R60]" office:value-type="float" office:value="103.359224806202" calcext:value-type="float">
            <text:p>103,359224806202</text:p>
          </table:table-cell>
          <table:table-cell table:formula="of:=ABS(100-[.W60])" office:value-type="float" office:value="3.35922480620155" calcext:value-type="float">
            <text:p>3,35922480620155</text:p>
          </table:table-cell>
          <table:table-cell/>
          <table:table-cell table:formula="of:=SUM([.U58:.U67])/10" office:value-type="float" office:value="0.00914728682170249" calcext:value-type="float">
            <text:p>0,009147286821703</text:p>
          </table:table-cell>
          <table:table-cell table:number-columns-repeated="998"/>
        </table:table-row>
        <table:table-row table:style-name="ro4">
          <table:table-cell office:value-type="float" office:value="6.45018" calcext:value-type="float">
            <text:p>6,45018</text:p>
          </table:table-cell>
          <table:table-cell office:value-type="float" office:value="47212" calcext:value-type="float">
            <text:p>472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1] *100/[.R61]" office:value-type="float" office:value="100.002790697674" calcext:value-type="float">
            <text:p>100,002790697674</text:p>
          </table:table-cell>
          <table:table-cell table:formula="of:=ABS(100-[.T61])" office:value-type="float" office:value="0.00279069767439921" calcext:value-type="float">
            <text:p>0,002790697674399</text:p>
          </table:table-cell>
          <table:table-cell/>
          <table:table-cell table:formula="of:=[.D61]*100/[.R61]" office:value-type="float" office:value="93.0232558139535" calcext:value-type="float">
            <text:p>93,0232558139535</text:p>
          </table:table-cell>
          <table:table-cell table:formula="of:=ABS(100-[.W61])" office:value-type="float" office:value="6.97674418604652" calcext:value-type="float">
            <text:p>6,97674418604652</text:p>
          </table:table-cell>
          <table:table-cell table:number-columns-repeated="1000"/>
        </table:table-row>
        <table:table-row table:style-name="ro4">
          <table:table-cell office:value-type="float" office:value="6.44929" calcext:value-type="float">
            <text:p>6,44929</text:p>
          </table:table-cell>
          <table:table-cell office:value-type="float" office:value="49081" calcext:value-type="float">
            <text:p>4908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2] *100/[.R62]" office:value-type="float" office:value="99.988992248062" calcext:value-type="float">
            <text:p>99,988992248062</text:p>
          </table:table-cell>
          <table:table-cell table:formula="of:=ABS(100-[.T62])" office:value-type="float" office:value="0.0110077519379672" calcext:value-type="float">
            <text:p>0,011007751937967</text:p>
          </table:table-cell>
          <table:table-cell/>
          <table:table-cell table:formula="of:=[.D62]*100/[.R62]" office:value-type="float" office:value="108.527131782946" calcext:value-type="float">
            <text:p>108,527131782946</text:p>
          </table:table-cell>
          <table:table-cell table:formula="of:=ABS(100-[.W62])" office:value-type="float" office:value="8.52713178294573" calcext:value-type="float">
            <text:p>8,52713178294573</text:p>
          </table:table-cell>
          <table:table-cell/>
          <table:table-cell table:formula="of:=SUM([.E58:.E67])/10" office:value-type="float" office:value="5" calcext:value-type="float">
            <text:p>5</text:p>
          </table:table-cell>
          <table:table-cell table:number-columns-repeated="998"/>
        </table:table-row>
        <table:table-row table:style-name="ro4">
          <table:table-cell office:value-type="float" office:value="6.44914" calcext:value-type="float">
            <text:p>6,44914</text:p>
          </table:table-cell>
          <table:table-cell office:value-type="float" office:value="119461" calcext:value-type="float">
            <text:p>11946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.33333" calcext:value-type="float">
            <text:p>6,33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3] *100/[.R63]" office:value-type="float" office:value="99.9866666666667" calcext:value-type="float">
            <text:p>99,9866666666667</text:p>
          </table:table-cell>
          <table:table-cell table:formula="of:=ABS(100-[.T63])" office:value-type="float" office:value="0.0133333333333354" calcext:value-type="float">
            <text:p>0,013333333333336</text:p>
          </table:table-cell>
          <table:table-cell/>
          <table:table-cell table:formula="of:=[.D63]*100/[.R63]" office:value-type="float" office:value="98.1911627906977" calcext:value-type="float">
            <text:p>98,1911627906977</text:p>
          </table:table-cell>
          <table:table-cell table:formula="of:=ABS(100-[.W63])" office:value-type="float" office:value="1.80883720930234" calcext:value-type="float">
            <text:p>1,80883720930234</text:p>
          </table:table-cell>
          <table:table-cell table:number-columns-repeated="1000"/>
        </table:table-row>
        <table:table-row table:style-name="ro4">
          <table:table-cell office:value-type="float" office:value="6.44907" calcext:value-type="float">
            <text:p>6,44907</text:p>
          </table:table-cell>
          <table:table-cell office:value-type="float" office:value="199942" calcext:value-type="float">
            <text:p>19994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05" calcext:value-type="float">
            <text:p>6,0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4] *100/[.R64]" office:value-type="float" office:value="99.9855813953488" calcext:value-type="float">
            <text:p>99,9855813953488</text:p>
          </table:table-cell>
          <table:table-cell table:formula="of:=ABS(100-[.T64])" office:value-type="float" office:value="0.014418604651155" calcext:value-type="float">
            <text:p>0,014418604651155</text:p>
          </table:table-cell>
          <table:table-cell/>
          <table:table-cell table:formula="of:=[.D64]*100/[.R64]" office:value-type="float" office:value="93.7984496124031" calcext:value-type="float">
            <text:p>93,7984496124031</text:p>
          </table:table-cell>
          <table:table-cell table:formula="of:=ABS(100-[.W64])" office:value-type="float" office:value="6.2015503875969" calcext:value-type="float">
            <text:p>6,2015503875969</text:p>
          </table:table-cell>
          <table:table-cell/>
          <table:table-cell table:formula="of:=SUM([.X58:.X67])/10" office:value-type="float" office:value="4.65762790697674" calcext:value-type="float">
            <text:p>4,65762790697674</text:p>
          </table:table-cell>
          <table:table-cell table:number-columns-repeated="998"/>
        </table:table-row>
        <table:table-row table:style-name="ro4">
          <table:table-cell office:value-type="float" office:value="6.44969" calcext:value-type="float">
            <text:p>6,44969</text:p>
          </table:table-cell>
          <table:table-cell office:value-type="float" office:value="67757" calcext:value-type="float">
            <text:p>6775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.58333" calcext:value-type="float">
            <text:p>6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5] *100/[.R65]" office:value-type="float" office:value="99.9951937984496" calcext:value-type="float">
            <text:p>99,9951937984496</text:p>
          </table:table-cell>
          <table:table-cell table:formula="of:=ABS(100-[.T65])" office:value-type="float" office:value="0.00480620155038025" calcext:value-type="float">
            <text:p>0,00480620155038</text:p>
          </table:table-cell>
          <table:table-cell/>
          <table:table-cell table:formula="of:=[.D65]*100/[.R65]" office:value-type="float" office:value="102.067131782946" calcext:value-type="float">
            <text:p>102,067131782946</text:p>
          </table:table-cell>
          <table:table-cell table:formula="of:=ABS(100-[.W65])" office:value-type="float" office:value="2.06713178294572" calcext:value-type="float">
            <text:p>2,06713178294572</text:p>
          </table:table-cell>
          <table:table-cell table:number-columns-repeated="1000"/>
        </table:table-row>
        <table:table-row table:style-name="ro4">
          <table:table-cell office:value-type="float" office:value="6.44919" calcext:value-type="float">
            <text:p>6,44919</text:p>
          </table:table-cell>
          <table:table-cell office:value-type="float" office:value="140116" calcext:value-type="float">
            <text:p>14011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6] *100/[.R66]" office:value-type="float" office:value="99.9874418604651" calcext:value-type="float">
            <text:p>99,9874418604651</text:p>
          </table:table-cell>
          <table:table-cell table:formula="of:=ABS(100-[.T66])" office:value-type="float" office:value="0.0125581395348888" calcext:value-type="float">
            <text:p>0,012558139534889</text:p>
          </table:table-cell>
          <table:table-cell/>
          <table:table-cell table:formula="of:=[.D66]*100/[.R66]" office:value-type="float" office:value="104.651162790698" calcext:value-type="float">
            <text:p>104,651162790698</text:p>
          </table:table-cell>
          <table:table-cell table:formula="of:=ABS(100-[.W66])" office:value-type="float" office:value="4.65116279069767" calcext:value-type="float">
            <text:p>4,65116279069767</text:p>
          </table:table-cell>
          <table:table-cell table:number-columns-repeated="1000"/>
        </table:table-row>
        <table:table-row table:style-name="ro4">
          <table:table-cell office:value-type="float" office:value="6.44919" calcext:value-type="float">
            <text:p>6,44919</text:p>
          </table:table-cell>
          <table:table-cell office:value-type="float" office:value="149826" calcext:value-type="float">
            <text:p>149826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,45</text:p>
          </table:table-cell>
          <table:table-cell/>
          <table:table-cell table:formula="of:=[.A67] *100/[.R67]" office:value-type="float" office:value="99.9874418604651" calcext:value-type="float">
            <text:p>99,9874418604651</text:p>
          </table:table-cell>
          <table:table-cell table:formula="of:=ABS(100-[.T67])" office:value-type="float" office:value="0.0125581395348888" calcext:value-type="float">
            <text:p>0,012558139534889</text:p>
          </table:table-cell>
          <table:table-cell/>
          <table:table-cell table:formula="of:=[.D67]*100/[.R67]" office:value-type="float" office:value="108.527131782946" calcext:value-type="float">
            <text:p>108,527131782946</text:p>
          </table:table-cell>
          <table:table-cell table:formula="of:=ABS(100-[.W67])" office:value-type="float" office:value="8.52713178294573" calcext:value-type="float">
            <text:p>8,52713178294573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9+3 – 5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32684" calcext:value-type="float">
            <text:p>6,32684</text:p>
          </table:table-cell>
          <table:table-cell office:value-type="float" office:value="244944" calcext:value-type="float">
            <text:p>24494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28571" calcext:value-type="float">
            <text:p>5,28571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326007326" calcext:value-type="float">
            <text:p>6,326007326</text:p>
          </table:table-cell>
          <table:table-cell/>
          <table:table-cell table:formula="of:=[.A71] *100/[.R71]" office:value-type="float" office:value="100.013162710017" calcext:value-type="float">
            <text:p>100,013162710017</text:p>
          </table:table-cell>
          <table:table-cell table:formula="of:=ABS(100-[.T71])" office:value-type="float" office:value="0.013162710017383" calcext:value-type="float">
            <text:p>0,013162710017383</text:p>
          </table:table-cell>
          <table:table-cell/>
          <table:table-cell table:formula="of:=[.D71]*100/[.R71]" office:value-type="float" office:value="83.5552304575374" calcext:value-type="float">
            <text:p>83,5552304575374</text:p>
          </table:table-cell>
          <table:table-cell table:formula="of:=ABS(100-[.W71])" office:value-type="float" office:value="16.4447695424626" calcext:value-type="float">
            <text:p>16,4447695424626</text:p>
          </table:table-cell>
          <table:table-cell/>
          <table:table-cell table:formula="of:=SUM([.B71:.B80])/10" office:value-type="float" office:value="358342.2" calcext:value-type="float">
            <text:p>358342,2</text:p>
          </table:table-cell>
          <table:table-cell table:number-columns-repeated="998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327081" calcext:value-type="float">
            <text:p>32708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.4125" calcext:value-type="float">
            <text:p>6,412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2] *100/[.R72]" office:value-type="float" office:value="100.013320787609" calcext:value-type="float">
            <text:p>100,013320787609</text:p>
          </table:table-cell>
          <table:table-cell table:formula="of:=ABS(100-[.T72])" office:value-type="float" office:value="0.0133207876085919" calcext:value-type="float">
            <text:p>0,013320787608592</text:p>
          </table:table-cell>
          <table:table-cell/>
          <table:table-cell table:formula="of:=[.D72]*100/[.R72]" office:value-type="float" office:value="101.367255356226" calcext:value-type="float">
            <text:p>101,367255356226</text:p>
          </table:table-cell>
          <table:table-cell table:formula="of:=ABS(100-[.W72])" office:value-type="float" office:value="1.36725535622625" calcext:value-type="float">
            <text:p>1,36725535622625</text:p>
          </table:table-cell>
          <table:table-cell table:number-columns-repeated="1000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612723" calcext:value-type="float">
            <text:p>61272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75" calcext:value-type="float">
            <text:p>6,4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3] *100/[.R73]" office:value-type="float" office:value="100.013320787609" calcext:value-type="float">
            <text:p>100,013320787609</text:p>
          </table:table-cell>
          <table:table-cell table:formula="of:=ABS(100-[.T73])" office:value-type="float" office:value="0.0133207876085919" calcext:value-type="float">
            <text:p>0,013320787608592</text:p>
          </table:table-cell>
          <table:table-cell/>
          <table:table-cell table:formula="of:=[.D73]*100/[.R73]" office:value-type="float" office:value="102.355240301219" calcext:value-type="float">
            <text:p>102,355240301219</text:p>
          </table:table-cell>
          <table:table-cell table:formula="of:=ABS(100-[.W73])" office:value-type="float" office:value="2.35524030121871" calcext:value-type="float">
            <text:p>2,35524030121871</text:p>
          </table:table-cell>
          <table:table-cell/>
          <table:table-cell table:formula="of:=SUM([.U71:.U80])/10" office:value-type="float" office:value="0.0115503185871603" calcext:value-type="float">
            <text:p>0,01155031858716</text:p>
          </table:table-cell>
          <table:table-cell table:number-columns-repeated="998"/>
        </table:table-row>
        <table:table-row table:style-name="ro4">
          <table:table-cell office:value-type="float" office:value="6.32681" calcext:value-type="float">
            <text:p>6,32681</text:p>
          </table:table-cell>
          <table:table-cell office:value-type="float" office:value="320022" calcext:value-type="float">
            <text:p>32002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6.58333" calcext:value-type="float">
            <text:p>6,58333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4] *100/[.R74]" office:value-type="float" office:value="100.012688477244" calcext:value-type="float">
            <text:p>100,012688477244</text:p>
          </table:table-cell>
          <table:table-cell table:formula="of:=ABS(100-[.T74])" office:value-type="float" office:value="0.012688477243799" calcext:value-type="float">
            <text:p>0,012688477243799</text:p>
          </table:table-cell>
          <table:table-cell/>
          <table:table-cell table:formula="of:=[.D74]*100/[.R74]" office:value-type="float" office:value="104.067694846675" calcext:value-type="float">
            <text:p>104,067694846675</text:p>
          </table:table-cell>
          <table:table-cell table:formula="of:=ABS(100-[.W74])" office:value-type="float" office:value="4.06769484667524" calcext:value-type="float">
            <text:p>4,06769484667524</text:p>
          </table:table-cell>
          <table:table-cell table:number-columns-repeated="1000"/>
        </table:table-row>
        <table:table-row table:style-name="ro4">
          <table:table-cell office:value-type="float" office:value="6.32661" calcext:value-type="float">
            <text:p>6,32661</text:p>
          </table:table-cell>
          <table:table-cell office:value-type="float" office:value="505529" calcext:value-type="float">
            <text:p>50552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.66667" calcext:value-type="float">
            <text:p>6,666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5] *100/[.R75]" office:value-type="float" office:value="100.00952692542" calcext:value-type="float">
            <text:p>100,00952692542</text:p>
          </table:table-cell>
          <table:table-cell table:formula="of:=ABS(100-[.T75])" office:value-type="float" office:value="0.00952692541980582" calcext:value-type="float">
            <text:p>0,009526925419806</text:p>
          </table:table-cell>
          <table:table-cell/>
          <table:table-cell table:formula="of:=[.D75]*100/[.R75]" office:value-type="float" office:value="105.385113491726" calcext:value-type="float">
            <text:p>105,385113491726</text:p>
          </table:table-cell>
          <table:table-cell table:formula="of:=ABS(100-[.W75])" office:value-type="float" office:value="5.38511349172599" calcext:value-type="float">
            <text:p>5,38511349172599</text:p>
          </table:table-cell>
          <table:table-cell/>
          <table:table-cell table:formula="of:=SUM([.E71:.E80])/10" office:value-type="float" office:value="6.7" calcext:value-type="float">
            <text:p>6,7</text:p>
          </table:table-cell>
          <table:table-cell table:number-columns-repeated="998"/>
        </table:table-row>
        <table:table-row table:style-name="ro4">
          <table:table-cell office:value-type="float" office:value="6.32641" calcext:value-type="float">
            <text:p>6,32641</text:p>
          </table:table-cell>
          <table:table-cell office:value-type="float" office:value="295837" calcext:value-type="float">
            <text:p>295837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.9375" calcext:value-type="float">
            <text:p>5,93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6] *100/[.R76]" office:value-type="float" office:value="100.006365373596" calcext:value-type="float">
            <text:p>100,006365373596</text:p>
          </table:table-cell>
          <table:table-cell table:formula="of:=ABS(100-[.T76])" office:value-type="float" office:value="0.0063653735958269" calcext:value-type="float">
            <text:p>0,006365373595827</text:p>
          </table:table-cell>
          <table:table-cell/>
          <table:table-cell table:formula="of:=[.D76]*100/[.R76]" office:value-type="float" office:value="93.8585697742836" calcext:value-type="float">
            <text:p>93,8585697742836</text:p>
          </table:table-cell>
          <table:table-cell table:formula="of:=ABS(100-[.W76])" office:value-type="float" office:value="6.14143022571643" calcext:value-type="float">
            <text:p>6,14143022571643</text:p>
          </table:table-cell>
          <table:table-cell table:number-columns-repeated="1000"/>
        </table:table-row>
        <table:table-row table:style-name="ro4">
          <table:table-cell office:value-type="float" office:value="6.32685" calcext:value-type="float">
            <text:p>6,32685</text:p>
          </table:table-cell>
          <table:table-cell office:value-type="float" office:value="379424" calcext:value-type="float">
            <text:p>37942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7] *100/[.R77]" office:value-type="float" office:value="100.013320787609" calcext:value-type="float">
            <text:p>100,013320787609</text:p>
          </table:table-cell>
          <table:table-cell table:formula="of:=ABS(100-[.T77])" office:value-type="float" office:value="0.0133207876085919" calcext:value-type="float">
            <text:p>0,013320787608592</text:p>
          </table:table-cell>
          <table:table-cell/>
          <table:table-cell table:formula="of:=[.D77]*100/[.R77]" office:value-type="float" office:value="90.8946149393062" calcext:value-type="float">
            <text:p>90,8946149393062</text:p>
          </table:table-cell>
          <table:table-cell table:formula="of:=ABS(100-[.W77])" office:value-type="float" office:value="9.10538506069381" calcext:value-type="float">
            <text:p>9,10538506069381</text:p>
          </table:table-cell>
          <table:table-cell/>
          <table:table-cell table:formula="of:=SUM([.X71:.X80])/10" office:value-type="float" office:value="7.72567133761173" calcext:value-type="float">
            <text:p>7,72567133761173</text:p>
          </table:table-cell>
          <table:table-cell table:number-columns-repeated="998"/>
        </table:table-row>
        <table:table-row table:style-name="ro4">
          <table:table-cell office:value-type="float" office:value="6.3266" calcext:value-type="float">
            <text:p>6,3266</text:p>
          </table:table-cell>
          <table:table-cell office:value-type="float" office:value="293960" calcext:value-type="float">
            <text:p>29396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.29167" calcext:value-type="float">
            <text:p>6,291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8] *100/[.R78]" office:value-type="float" office:value="100.009368847829" calcext:value-type="float">
            <text:p>100,009368847829</text:p>
          </table:table-cell>
          <table:table-cell table:formula="of:=ABS(100-[.T78])" office:value-type="float" office:value="0.00936884782861114" calcext:value-type="float">
            <text:p>0,009368847828611</text:p>
          </table:table-cell>
          <table:table-cell/>
          <table:table-cell table:formula="of:=[.D78]*100/[.R78]" office:value-type="float" office:value="99.4572038217712" calcext:value-type="float">
            <text:p>99,4572038217712</text:p>
          </table:table-cell>
          <table:table-cell table:formula="of:=ABS(100-[.W78])" office:value-type="float" office:value="0.54279617822877" calcext:value-type="float">
            <text:p>0,54279617822877</text:p>
          </table:table-cell>
          <table:table-cell table:number-columns-repeated="1000"/>
        </table:table-row>
        <table:table-row table:style-name="ro4">
          <table:table-cell office:value-type="float" office:value="6.32676" calcext:value-type="float">
            <text:p>6,32676</text:p>
          </table:table-cell>
          <table:table-cell office:value-type="float" office:value="354712" calcext:value-type="float">
            <text:p>3547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08333" calcext:value-type="float">
            <text:p>7,0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79] *100/[.R79]" office:value-type="float" office:value="100.011898089288" calcext:value-type="float">
            <text:p>100,011898089288</text:p>
          </table:table-cell>
          <table:table-cell table:formula="of:=ABS(100-[.T79])" office:value-type="float" office:value="0.0118980892877971" calcext:value-type="float">
            <text:p>0,011898089287797</text:p>
          </table:table-cell>
          <table:table-cell/>
          <table:table-cell table:formula="of:=[.D79]*100/[.R79]" office:value-type="float" office:value="111.971574406615" calcext:value-type="float">
            <text:p>111,971574406615</text:p>
          </table:table-cell>
          <table:table-cell table:formula="of:=ABS(100-[.W79])" office:value-type="float" office:value="11.9715744066149" calcext:value-type="float">
            <text:p>11,9715744066149</text:p>
          </table:table-cell>
          <table:table-cell table:number-columns-repeated="1000"/>
        </table:table-row>
        <table:table-row table:style-name="ro4">
          <table:table-cell office:value-type="float" office:value="6.3268" calcext:value-type="float">
            <text:p>6,3268</text:p>
          </table:table-cell>
          <table:table-cell office:value-type="float" office:value="249190" calcext:value-type="float">
            <text:p>24919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.58333" calcext:value-type="float">
            <text:p>7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6.326007326" calcext:value-type="float">
            <text:p>6,326007326</text:p>
          </table:table-cell>
          <table:table-cell/>
          <table:table-cell table:formula="of:=[.A80] *100/[.R80]" office:value-type="float" office:value="100.012530399653" calcext:value-type="float">
            <text:p>100,012530399653</text:p>
          </table:table-cell>
          <table:table-cell table:formula="of:=ABS(100-[.T80])" office:value-type="float" office:value="0.0125303996526043" calcext:value-type="float">
            <text:p>0,012530399652604</text:p>
          </table:table-cell>
          <table:table-cell/>
          <table:table-cell table:formula="of:=[.D80]*100/[.R80]" office:value-type="float" office:value="119.875453966555" calcext:value-type="float">
            <text:p>119,875453966555</text:p>
          </table:table-cell>
          <table:table-cell table:formula="of:=ABS(100-[.W80])" office:value-type="float" office:value="19.8754539665546" calcext:value-type="float">
            <text:p>19,8754539665546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10-3 + 6+3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7.17937" calcext:value-type="float">
            <text:p>7,17937</text:p>
          </table:table-cell>
          <table:table-cell office:value-type="float" office:value="361076" calcext:value-type="float">
            <text:p>36107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.4375" calcext:value-type="float">
            <text:p>7,437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7.179397993" calcext:value-type="float">
            <text:p>7,179397993</text:p>
          </table:table-cell>
          <table:table-cell/>
          <table:table-cell office:value-type="float" office:value="100.0448" calcext:value-type="float">
            <text:p>100,0448</text:p>
          </table:table-cell>
          <table:table-cell table:formula="of:=ABS(100-[.T84])" office:value-type="float" office:value="0.0447999999999951" calcext:value-type="float">
            <text:p>0,044799999999995</text:p>
          </table:table-cell>
          <table:table-cell/>
          <table:table-cell table:formula="of:=[.D84]*100/[.R84]" office:value-type="float" office:value="103.595036899356" calcext:value-type="float">
            <text:p>103,595036899356</text:p>
          </table:table-cell>
          <table:table-cell table:formula="of:=ABS(100-[.W84])" office:value-type="float" office:value="3.59503689935636" calcext:value-type="float">
            <text:p>3,59503689935636</text:p>
          </table:table-cell>
          <table:table-cell/>
          <table:table-cell table:formula="of:=SUM([.B84:.B93])/10" office:value-type="float" office:value="363750.4" calcext:value-type="float">
            <text:p>363750,4</text:p>
          </table:table-cell>
          <table:table-cell table:number-columns-repeated="998"/>
        </table:table-row>
        <table:table-row table:style-name="ro4">
          <table:table-cell office:value-type="float" office:value="7.1791" calcext:value-type="float">
            <text:p>7,1791</text:p>
          </table:table-cell>
          <table:table-cell office:value-type="float" office:value="287735" calcext:value-type="float">
            <text:p>28773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.20238" calcext:value-type="float">
            <text:p>7,20238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5] *100/[.R85]" office:value-type="float" office:value="99.995849331653" calcext:value-type="float">
            <text:p>99,995849331653</text:p>
          </table:table-cell>
          <table:table-cell table:formula="of:=ABS(100-[.T85])" office:value-type="float" office:value="0.00415066834699474" calcext:value-type="float">
            <text:p>0,004150668346995</text:p>
          </table:table-cell>
          <table:table-cell/>
          <table:table-cell table:formula="of:=[.D85]*100/[.R85]" office:value-type="float" office:value="100.320110502613" calcext:value-type="float">
            <text:p>100,320110502613</text:p>
          </table:table-cell>
          <table:table-cell table:formula="of:=ABS(100-[.W85])" office:value-type="float" office:value="0.320110502613261" calcext:value-type="float">
            <text:p>0,320110502613261</text:p>
          </table:table-cell>
          <table:table-cell table:number-columns-repeated="1000"/>
        </table:table-row>
        <table:table-row table:style-name="ro4">
          <table:table-cell office:value-type="float" office:value="7.17944" calcext:value-type="float">
            <text:p>7,17944</text:p>
          </table:table-cell>
          <table:table-cell office:value-type="float" office:value="408829" calcext:value-type="float">
            <text:p>40882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.875" calcext:value-type="float">
            <text:p>7,87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6] *100/[.R86]" office:value-type="float" office:value="100.000585104768" calcext:value-type="float">
            <text:p>100,000585104768</text:p>
          </table:table-cell>
          <table:table-cell table:formula="of:=ABS(100-[.T86])" office:value-type="float" office:value="0.000585104768404676" calcext:value-type="float">
            <text:p>0,000585104768405</text:p>
          </table:table-cell>
          <table:table-cell/>
          <table:table-cell table:formula="of:=[.D86]*100/[.R86]" office:value-type="float" office:value="109.688862599319" calcext:value-type="float">
            <text:p>109,688862599319</text:p>
          </table:table-cell>
          <table:table-cell table:formula="of:=ABS(100-[.W86])" office:value-type="float" office:value="9.6888625993185" calcext:value-type="float">
            <text:p>9,6888625993185</text:p>
          </table:table-cell>
          <table:table-cell/>
          <table:table-cell table:formula="of:=SUM([.U84:.U93])/10" office:value-type="float" office:value="0.00735770785519065" calcext:value-type="float">
            <text:p>0,007357707855191</text:p>
          </table:table-cell>
          <table:table-cell table:number-columns-repeated="998"/>
        </table:table-row>
        <table:table-row table:style-name="ro4">
          <table:table-cell office:value-type="float" office:value="7.17954" calcext:value-type="float">
            <text:p>7,17954</text:p>
          </table:table-cell>
          <table:table-cell office:value-type="float" office:value="334844" calcext:value-type="float">
            <text:p>33484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7] *100/[.R87]" office:value-type="float" office:value="100.001977979214" calcext:value-type="float">
            <text:p>100,001977979214</text:p>
          </table:table-cell>
          <table:table-cell table:formula="of:=ABS(100-[.T87])" office:value-type="float" office:value="0.00197797921411791" calcext:value-type="float">
            <text:p>0,001977979214118</text:p>
          </table:table-cell>
          <table:table-cell/>
          <table:table-cell table:formula="of:=[.D87]*100/[.R87]" office:value-type="float" office:value="111.429955656451" calcext:value-type="float">
            <text:p>111,429955656451</text:p>
          </table:table-cell>
          <table:table-cell table:formula="of:=ABS(100-[.W87])" office:value-type="float" office:value="11.4299556564505" calcext:value-type="float">
            <text:p>11,4299556564505</text:p>
          </table:table-cell>
          <table:table-cell table:number-columns-repeated="1000"/>
        </table:table-row>
        <table:table-row table:style-name="ro4">
          <table:table-cell office:value-type="float" office:value="7.17921" calcext:value-type="float">
            <text:p>7,17921</text:p>
          </table:table-cell>
          <table:table-cell office:value-type="float" office:value="353159" calcext:value-type="float">
            <text:p>3531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8] *100/[.R88]" office:value-type="float" office:value="99.9973814935433" calcext:value-type="float">
            <text:p>99,9973814935433</text:p>
          </table:table-cell>
          <table:table-cell table:formula="of:=ABS(100-[.T88])" office:value-type="float" office:value="0.00261850645671302" calcext:value-type="float">
            <text:p>0,002618506456713</text:p>
          </table:table-cell>
          <table:table-cell/>
          <table:table-cell table:formula="of:=[.D88]*100/[.R88]" office:value-type="float" office:value="100.983397313658" calcext:value-type="float">
            <text:p>100,983397313658</text:p>
          </table:table-cell>
          <table:table-cell table:formula="of:=ABS(100-[.W88])" office:value-type="float" office:value="0.983397313658301" calcext:value-type="float">
            <text:p>0,983397313658301</text:p>
          </table:table-cell>
          <table:table-cell/>
          <table:table-cell table:formula="of:=SUM([.E84:.E93])/10" office:value-type="float" office:value="7.9" calcext:value-type="float">
            <text:p>7,9</text:p>
          </table:table-cell>
          <table:table-cell table:number-columns-repeated="998"/>
        </table:table-row>
        <table:table-row table:style-name="ro4">
          <table:table-cell office:value-type="float" office:value="7.17951" calcext:value-type="float">
            <text:p>7,17951</text:p>
          </table:table-cell>
          <table:table-cell office:value-type="float" office:value="336714" calcext:value-type="float">
            <text:p>336714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89] *100/[.R89]" office:value-type="float" office:value="100.00156011688" calcext:value-type="float">
            <text:p>100,00156011688</text:p>
          </table:table-cell>
          <table:table-cell table:formula="of:=ABS(100-[.T89])" office:value-type="float" office:value="0.00156011688038404" calcext:value-type="float">
            <text:p>0,001560116880384</text:p>
          </table:table-cell>
          <table:table-cell/>
          <table:table-cell table:formula="of:=[.D89]*100/[.R89]" office:value-type="float" office:value="87.054652856602" calcext:value-type="float">
            <text:p>87,054652856602</text:p>
          </table:table-cell>
          <table:table-cell table:formula="of:=ABS(100-[.W89])" office:value-type="float" office:value="12.945347143398" calcext:value-type="float">
            <text:p>12,945347143398</text:p>
          </table:table-cell>
          <table:table-cell table:number-columns-repeated="1000"/>
        </table:table-row>
        <table:table-row table:style-name="ro4">
          <table:table-cell office:value-type="float" office:value="7.17959" calcext:value-type="float">
            <text:p>7,17959</text:p>
          </table:table-cell>
          <table:table-cell office:value-type="float" office:value="496590" calcext:value-type="float">
            <text:p>49659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875" calcext:value-type="float">
            <text:p>6,875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0] *100/[.R90]" office:value-type="float" office:value="100.002674416437" calcext:value-type="float">
            <text:p>100,002674416437</text:p>
          </table:table-cell>
          <table:table-cell table:formula="of:=ABS(100-[.T90])" office:value-type="float" office:value="0.00267441643697452" calcext:value-type="float">
            <text:p>0,002674416436975</text:p>
          </table:table-cell>
          <table:table-cell/>
          <table:table-cell table:formula="of:=[.D90]*100/[.R90]" office:value-type="float" office:value="95.7601181422622" calcext:value-type="float">
            <text:p>95,7601181422622</text:p>
          </table:table-cell>
          <table:table-cell table:formula="of:=ABS(100-[.W90])" office:value-type="float" office:value="4.23988185773783" calcext:value-type="float">
            <text:p>4,23988185773783</text:p>
          </table:table-cell>
          <table:table-cell/>
          <table:table-cell table:formula="of:=SUM([.X84:.X93])/10" office:value-type="float" office:value="5.81147337432474" calcext:value-type="float">
            <text:p>5,81147337432474</text:p>
          </table:table-cell>
          <table:table-cell table:number-columns-repeated="998"/>
        </table:table-row>
        <table:table-row table:style-name="ro4">
          <table:table-cell office:value-type="float" office:value="7.17909" calcext:value-type="float">
            <text:p>7,17909</text:p>
          </table:table-cell>
          <table:table-cell office:value-type="float" office:value="270122" calcext:value-type="float">
            <text:p>27012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1] *100/[.R91]" office:value-type="float" office:value="99.9957100442084" calcext:value-type="float">
            <text:p>99,9957100442084</text:p>
          </table:table-cell>
          <table:table-cell table:formula="of:=ABS(100-[.T91])" office:value-type="float" office:value="0.00428995579156322" calcext:value-type="float">
            <text:p>0,004289955791563</text:p>
          </table:table-cell>
          <table:table-cell/>
          <table:table-cell table:formula="of:=[.D91]*100/[.R91]" office:value-type="float" office:value="104.465583427922" calcext:value-type="float">
            <text:p>104,465583427922</text:p>
          </table:table-cell>
          <table:table-cell table:formula="of:=ABS(100-[.W91])" office:value-type="float" office:value="4.46558342792238" calcext:value-type="float">
            <text:p>4,46558342792238</text:p>
          </table:table-cell>
          <table:table-cell table:number-columns-repeated="1000"/>
        </table:table-row>
        <table:table-row table:style-name="ro4">
          <table:table-cell office:value-type="float" office:value="7.17985" calcext:value-type="float">
            <text:p>7,17985</text:p>
          </table:table-cell>
          <table:table-cell office:value-type="float" office:value="417166" calcext:value-type="float">
            <text:p>41716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75" calcext:value-type="float">
            <text:p>7,7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2] *100/[.R92]" office:value-type="float" office:value="100.006295889996" calcext:value-type="float">
            <text:p>100,006295889996</text:p>
          </table:table-cell>
          <table:table-cell table:formula="of:=ABS(100-[.T92])" office:value-type="float" office:value="0.00629588999579767" calcext:value-type="float">
            <text:p>0,006295889995798</text:p>
          </table:table-cell>
          <table:table-cell/>
          <table:table-cell table:formula="of:=[.D92]*100/[.R92]" office:value-type="float" office:value="107.947769542186" calcext:value-type="float">
            <text:p>107,947769542186</text:p>
          </table:table-cell>
          <table:table-cell table:formula="of:=ABS(100-[.W92])" office:value-type="float" office:value="7.94776954218645" calcext:value-type="float">
            <text:p>7,94776954218645</text:p>
          </table:table-cell>
          <table:table-cell table:number-columns-repeated="1000"/>
        </table:table-row>
        <table:table-row table:style-name="ro4">
          <table:table-cell office:value-type="float" office:value="7.17973" calcext:value-type="float">
            <text:p>7,17973</text:p>
          </table:table-cell>
          <table:table-cell office:value-type="float" office:value="371269" calcext:value-type="float">
            <text:p>37126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,179397993</text:p>
          </table:table-cell>
          <table:table-cell/>
          <table:table-cell table:formula="of:=[.A93] *100/[.R93]" office:value-type="float" office:value="100.004624440661" calcext:value-type="float">
            <text:p>100,004624440661</text:p>
          </table:table-cell>
          <table:table-cell table:formula="of:=ABS(100-[.T93])" office:value-type="float" office:value="0.00462444066096168" calcext:value-type="float">
            <text:p>0,004624440660962</text:p>
          </table:table-cell>
          <table:table-cell/>
          <table:table-cell table:formula="of:=[.D93]*100/[.R93]" office:value-type="float" office:value="97.5012111993942" calcext:value-type="float">
            <text:p>97,5012111993942</text:p>
          </table:table-cell>
          <table:table-cell table:formula="of:=ABS(100-[.W93])" office:value-type="float" office:value="2.49878880060578" calcext:value-type="float">
            <text:p>2,4987888006057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8-4 + 7+4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6.07965" calcext:value-type="float">
            <text:p>6,07965</text:p>
          </table:table-cell>
          <table:table-cell office:value-type="float" office:value="188294" calcext:value-type="float">
            <text:p>18829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079812207" calcext:value-type="float">
            <text:p>6,079812207</text:p>
          </table:table-cell>
          <table:table-cell/>
          <table:table-cell table:formula="of:=[.A97] *100/[.R97]" office:value-type="float" office:value="99.9973320393052" calcext:value-type="float">
            <text:p>99,9973320393052</text:p>
          </table:table-cell>
          <table:table-cell table:formula="of:=ABS(100-[.T97])" office:value-type="float" office:value="0.00266796069477948" calcext:value-type="float">
            <text:p>0,002667960694779</text:p>
          </table:table-cell>
          <table:table-cell/>
          <table:table-cell table:formula="of:=[.D97]*100/[.R97]" office:value-type="float" office:value="90.4633204569636" calcext:value-type="float">
            <text:p>90,4633204569636</text:p>
          </table:table-cell>
          <table:table-cell table:formula="of:=ABS(100-[.W97])" office:value-type="float" office:value="9.53667954303641" calcext:value-type="float">
            <text:p>9,53667954303641</text:p>
          </table:table-cell>
          <table:table-cell/>
          <table:table-cell table:formula="of:=SUM([.B97:.B106])/10" office:value-type="float" office:value="243622.5" calcext:value-type="float">
            <text:p>243622,5</text:p>
          </table:table-cell>
          <table:table-cell table:number-columns-repeated="998"/>
        </table:table-row>
        <table:table-row table:style-name="ro4">
          <table:table-cell office:value-type="float" office:value="6.07956" calcext:value-type="float">
            <text:p>6,07956</text:p>
          </table:table-cell>
          <table:table-cell office:value-type="float" office:value="122483" calcext:value-type="float">
            <text:p>12248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98] *100/[.R98]" office:value-type="float" office:value="99.995851730425" calcext:value-type="float">
            <text:p>99,995851730425</text:p>
          </table:table-cell>
          <table:table-cell table:formula="of:=ABS(100-[.T98])" office:value-type="float" office:value="0.0041482695749977" calcext:value-type="float">
            <text:p>0,004148269574998</text:p>
          </table:table-cell>
          <table:table-cell/>
          <table:table-cell table:formula="of:=[.D98]*100/[.R98]" office:value-type="float" office:value="115.135135127045" calcext:value-type="float">
            <text:p>115,135135127045</text:p>
          </table:table-cell>
          <table:table-cell table:formula="of:=ABS(100-[.W98])" office:value-type="float" office:value="15.1351351270446" calcext:value-type="float">
            <text:p>15,1351351270446</text:p>
          </table:table-cell>
          <table:table-cell table:number-columns-repeated="1000"/>
        </table:table-row>
        <table:table-row table:style-name="ro4">
          <table:table-cell office:value-type="float" office:value="6.07938" calcext:value-type="float">
            <text:p>6,07938</text:p>
          </table:table-cell>
          <table:table-cell office:value-type="float" office:value="303105" calcext:value-type="float">
            <text:p>30310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.96429" calcext:value-type="float">
            <text:p>5,96429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99] *100/[.R99]" office:value-type="float" office:value="99.9928911126646" calcext:value-type="float">
            <text:p>99,9928911126646</text:p>
          </table:table-cell>
          <table:table-cell table:formula="of:=ABS(100-[.T99])" office:value-type="float" office:value="0.0071088873353915" calcext:value-type="float">
            <text:p>0,007108887335392</text:p>
          </table:table-cell>
          <table:table-cell/>
          <table:table-cell table:formula="of:=[.D99]*100/[.R99]" office:value-type="float" office:value="98.0999050124115" calcext:value-type="float">
            <text:p>98,0999050124115</text:p>
          </table:table-cell>
          <table:table-cell table:formula="of:=ABS(100-[.W99])" office:value-type="float" office:value="1.90009498758849" calcext:value-type="float">
            <text:p>1,90009498758849</text:p>
          </table:table-cell>
          <table:table-cell/>
          <table:table-cell table:formula="of:=SUM([.U97:.U106])/10" office:value-type="float" office:value="0.00375544823139222" calcext:value-type="float">
            <text:p>0,003755448231392</text:p>
          </table:table-cell>
          <table:table-cell table:number-columns-repeated="998"/>
        </table:table-row>
        <table:table-row table:style-name="ro4">
          <table:table-cell office:value-type="float" office:value="6.07946" calcext:value-type="float">
            <text:p>6,07946</text:p>
          </table:table-cell>
          <table:table-cell office:value-type="float" office:value="325488" calcext:value-type="float">
            <text:p>32548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.25" calcext:value-type="float">
            <text:p>5,2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0] *100/[.R100]" office:value-type="float" office:value="99.9942069427803" calcext:value-type="float">
            <text:p>99,9942069427803</text:p>
          </table:table-cell>
          <table:table-cell table:formula="of:=ABS(100-[.T100])" office:value-type="float" office:value="0.0057930572196625" calcext:value-type="float">
            <text:p>0,005793057219663</text:p>
          </table:table-cell>
          <table:table-cell/>
          <table:table-cell table:formula="of:=[.D100]*100/[.R100]" office:value-type="float" office:value="86.3513513452834" calcext:value-type="float">
            <text:p>86,3513513452834</text:p>
          </table:table-cell>
          <table:table-cell table:formula="of:=ABS(100-[.W100])" office:value-type="float" office:value="13.6486486547166" calcext:value-type="float">
            <text:p>13,6486486547166</text:p>
          </table:table-cell>
          <table:table-cell table:number-columns-repeated="1000"/>
        </table:table-row>
        <table:table-row table:style-name="ro4">
          <table:table-cell office:value-type="float" office:value="6.07936" calcext:value-type="float">
            <text:p>6,07936</text:p>
          </table:table-cell>
          <table:table-cell office:value-type="float" office:value="271790" calcext:value-type="float">
            <text:p>27179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.32857" calcext:value-type="float">
            <text:p>6,32857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1] *100/[.R101]" office:value-type="float" office:value="99.9925621551357" calcext:value-type="float">
            <text:p>99,9925621551357</text:p>
          </table:table-cell>
          <table:table-cell table:formula="of:=ABS(100-[.T101])" office:value-type="float" office:value="0.0074378448643273" calcext:value-type="float">
            <text:p>0,007437844864327</text:p>
          </table:table-cell>
          <table:table-cell/>
          <table:table-cell table:formula="of:=[.D101]*100/[.R101]" office:value-type="float" office:value="104.091537444423" calcext:value-type="float">
            <text:p>104,091537444423</text:p>
          </table:table-cell>
          <table:table-cell table:formula="of:=ABS(100-[.W101])" office:value-type="float" office:value="4.09153744442291" calcext:value-type="float">
            <text:p>4,09153744442291</text:p>
          </table:table-cell>
          <table:table-cell/>
          <table:table-cell table:formula="of:=SUM([.E97:.E106])/10" office:value-type="float" office:value="5.9" calcext:value-type="float">
            <text:p>5,9</text:p>
          </table:table-cell>
          <table:table-cell table:number-columns-repeated="998"/>
        </table:table-row>
        <table:table-row table:style-name="ro4">
          <table:table-cell office:value-type="float" office:value="6.07952" calcext:value-type="float">
            <text:p>6,07952</text:p>
          </table:table-cell>
          <table:table-cell office:value-type="float" office:value="221569" calcext:value-type="float">
            <text:p>221569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2] *100/[.R102]" office:value-type="float" office:value="99.9951938153671" calcext:value-type="float">
            <text:p>99,9951938153671</text:p>
          </table:table-cell>
          <table:table-cell table:formula="of:=ABS(100-[.T102])" office:value-type="float" office:value="0.0048061846328693" calcext:value-type="float">
            <text:p>0,004806184632869</text:p>
          </table:table-cell>
          <table:table-cell/>
          <table:table-cell table:formula="of:=[.D102]*100/[.R102]" office:value-type="float" office:value="90.4633204569636" calcext:value-type="float">
            <text:p>90,4633204569636</text:p>
          </table:table-cell>
          <table:table-cell table:formula="of:=ABS(100-[.W102])" office:value-type="float" office:value="9.53667954303641" calcext:value-type="float">
            <text:p>9,53667954303641</text:p>
          </table:table-cell>
          <table:table-cell table:number-columns-repeated="1000"/>
        </table:table-row>
        <table:table-row table:style-name="ro4">
          <table:table-cell office:value-type="float" office:value="6.07965" calcext:value-type="float">
            <text:p>6,07965</text:p>
          </table:table-cell>
          <table:table-cell office:value-type="float" office:value="251276" calcext:value-type="float">
            <text:p>25127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33333" calcext:value-type="float">
            <text:p>6,33333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3] *100/[.R103]" office:value-type="float" office:value="99.9973320393052" calcext:value-type="float">
            <text:p>99,9973320393052</text:p>
          </table:table-cell>
          <table:table-cell table:formula="of:=ABS(100-[.T103])" office:value-type="float" office:value="0.00266796069477948" calcext:value-type="float">
            <text:p>0,002667960694779</text:p>
          </table:table-cell>
          <table:table-cell/>
          <table:table-cell table:formula="of:=[.D103]*100/[.R103]" office:value-type="float" office:value="104.169829336309" calcext:value-type="float">
            <text:p>104,169829336309</text:p>
          </table:table-cell>
          <table:table-cell table:formula="of:=ABS(100-[.W103])" office:value-type="float" office:value="4.16982933630931" calcext:value-type="float">
            <text:p>4,16982933630931</text:p>
          </table:table-cell>
          <table:table-cell/>
          <table:table-cell table:formula="of:=SUM([.X97:.X106])/10" office:value-type="float" office:value="7.70341034975984" calcext:value-type="float">
            <text:p>7,70341034975984</text:p>
          </table:table-cell>
          <table:table-cell table:number-columns-repeated="998"/>
        </table:table-row>
        <table:table-row table:style-name="ro4">
          <table:table-cell office:value-type="float" office:value="6.0798" calcext:value-type="float">
            <text:p>6,0798</text:p>
          </table:table-cell>
          <table:table-cell office:value-type="float" office:value="191320" calcext:value-type="float">
            <text:p>1913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4] *100/[.R104]" office:value-type="float" office:value="99.9997992207722" calcext:value-type="float">
            <text:p>99,9997992207722</text:p>
          </table:table-cell>
          <table:table-cell table:formula="of:=ABS(100-[.T104])" office:value-type="float" office:value="0.000200779227782277" calcext:value-type="float">
            <text:p>0,000200779227782</text:p>
          </table:table-cell>
          <table:table-cell/>
          <table:table-cell table:formula="of:=[.D104]*100/[.R104]" office:value-type="float" office:value="90.4633204569636" calcext:value-type="float">
            <text:p>90,4633204569636</text:p>
          </table:table-cell>
          <table:table-cell table:formula="of:=ABS(100-[.W104])" office:value-type="float" office:value="9.53667954303641" calcext:value-type="float">
            <text:p>9,53667954303641</text:p>
          </table:table-cell>
          <table:table-cell table:number-columns-repeated="1000"/>
        </table:table-row>
        <table:table-row table:style-name="ro4">
          <table:table-cell office:value-type="float" office:value="6.07982" calcext:value-type="float">
            <text:p>6,07982</text:p>
          </table:table-cell>
          <table:table-cell office:value-type="float" office:value="214337" calcext:value-type="float">
            <text:p>21433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5.58333" calcext:value-type="float">
            <text:p>5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5] *100/[.R105]" office:value-type="float" office:value="100.000128178301" calcext:value-type="float">
            <text:p>100,000128178301</text:p>
          </table:table-cell>
          <table:table-cell table:formula="of:=ABS(100-[.T105])" office:value-type="float" office:value="0.000128178301153525" calcext:value-type="float">
            <text:p>0,000128178301154</text:p>
          </table:table-cell>
          <table:table-cell/>
          <table:table-cell table:formula="of:=[.D105]*100/[.R105]" office:value-type="float" office:value="91.8339220012688" calcext:value-type="float">
            <text:p>91,8339220012688</text:p>
          </table:table-cell>
          <table:table-cell table:formula="of:=ABS(100-[.W105])" office:value-type="float" office:value="8.16607799873118" calcext:value-type="float">
            <text:p>8,16607799873118</text:p>
          </table:table-cell>
          <table:table-cell table:number-columns-repeated="1000"/>
        </table:table-row>
        <table:table-row table:style-name="ro4">
          <table:table-cell office:value-type="float" office:value="6.07997" calcext:value-type="float">
            <text:p>6,07997</text:p>
          </table:table-cell>
          <table:table-cell office:value-type="float" office:value="346563" calcext:value-type="float">
            <text:p>34656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,079812207</text:p>
          </table:table-cell>
          <table:table-cell/>
          <table:table-cell table:formula="of:=[.A106] *100/[.R106]" office:value-type="float" office:value="100.002595359768" calcext:value-type="float">
            <text:p>100,002595359768</text:p>
          </table:table-cell>
          <table:table-cell table:formula="of:=ABS(100-[.T106])" office:value-type="float" office:value="0.00259535976817915" calcext:value-type="float">
            <text:p>0,002595359768179</text:p>
          </table:table-cell>
          <table:table-cell/>
          <table:table-cell table:formula="of:=[.D106]*100/[.R106]" office:value-type="float" office:value="98.6872586803239" calcext:value-type="float">
            <text:p>98,6872586803239</text:p>
          </table:table-cell>
          <table:table-cell table:formula="of:=ABS(100-[.W106])" office:value-type="float" office:value="1.31274131967609" calcext:value-type="float">
            <text:p>1,31274131967609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8+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3.50025" calcext:value-type="float">
            <text:p>3,50025</text:p>
          </table:table-cell>
          <table:table-cell office:value-type="float" office:value="83812" calcext:value-type="float">
            <text:p>838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.49819" calcext:value-type="float">
            <text:p>3,49819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[.A110] *100/[.R110]" office:value-type="float" office:value="100.007142857143" calcext:value-type="float">
            <text:p>100,007142857143</text:p>
          </table:table-cell>
          <table:table-cell table:formula="of:=ABS(100-[.T110])" office:value-type="float" office:value="0.00714285714286689" calcext:value-type="float">
            <text:p>0,007142857142867</text:p>
          </table:table-cell>
          <table:table-cell/>
          <table:table-cell table:formula="of:=[.D110]*100/[.R110]" office:value-type="float" office:value="99.9482857142857" calcext:value-type="float">
            <text:p>99,9482857142857</text:p>
          </table:table-cell>
          <table:table-cell table:formula="of:=ABS(100-[.W110])" office:value-type="float" office:value="0.0517142857142829" calcext:value-type="float">
            <text:p>0,051714285714283</text:p>
          </table:table-cell>
          <table:table-cell/>
          <table:table-cell table:formula="of:=SUM([.B110:.B119])/10" office:value-type="float" office:value="81242.2" calcext:value-type="float">
            <text:p>81242,2</text:p>
          </table:table-cell>
          <table:table-cell table:number-columns-repeated="998"/>
        </table:table-row>
        <table:table-row table:style-name="ro4">
          <table:table-cell office:value-type="float" office:value="3.50046" calcext:value-type="float">
            <text:p>3,50046</text:p>
          </table:table-cell>
          <table:table-cell office:value-type="float" office:value="64424" calcext:value-type="float">
            <text:p>6442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.69643" calcext:value-type="float">
            <text:p>3,69643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1] *100/[.R111]" office:value-type="float" office:value="100.013142857143" calcext:value-type="float">
            <text:p>100,013142857143</text:p>
          </table:table-cell>
          <table:table-cell table:formula="of:=ABS(100-[.T111])" office:value-type="float" office:value="0.0131428571428529" calcext:value-type="float">
            <text:p>0,013142857142853</text:p>
          </table:table-cell>
          <table:table-cell/>
          <table:table-cell table:formula="of:=[.D111]*100/[.R111]" office:value-type="float" office:value="105.612285714286" calcext:value-type="float">
            <text:p>105,612285714286</text:p>
          </table:table-cell>
          <table:table-cell table:formula="of:=ABS(100-[.W111])" office:value-type="float" office:value="5.61228571428572" calcext:value-type="float">
            <text:p>5,61228571428572</text:p>
          </table:table-cell>
          <table:table-cell table:number-columns-repeated="1000"/>
        </table:table-row>
        <table:table-row table:style-name="ro4">
          <table:table-cell office:value-type="float" office:value="3.50001" calcext:value-type="float">
            <text:p>3,50001</text:p>
          </table:table-cell>
          <table:table-cell office:value-type="float" office:value="77225" calcext:value-type="float">
            <text:p>7722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2] *100/[.R112]" office:value-type="float" office:value="100.000285714286" calcext:value-type="float">
            <text:p>100,000285714286</text:p>
          </table:table-cell>
          <table:table-cell table:formula="of:=ABS(100-[.T112])" office:value-type="float" office:value="0.00028571428572377" calcext:value-type="float">
            <text:p>0,000285714285724</text:p>
          </table:table-cell>
          <table:table-cell/>
          <table:table-cell table:formula="of:=[.D112]*100/[.R112]" office:value-type="float" office:value="92.8571428571429" calcext:value-type="float">
            <text:p>92,8571428571429</text:p>
          </table:table-cell>
          <table:table-cell table:formula="of:=ABS(100-[.W112])" office:value-type="float" office:value="7.14285714285714" calcext:value-type="float">
            <text:p>7,14285714285714</text:p>
          </table:table-cell>
          <table:table-cell/>
          <table:table-cell table:formula="of:=SUM([.U110:.U119])/10" office:value-type="float" office:value="0.00637142857142692" calcext:value-type="float">
            <text:p>0,006371428571427</text:p>
          </table:table-cell>
          <table:table-cell table:number-columns-repeated="998"/>
        </table:table-row>
        <table:table-row table:style-name="ro4">
          <table:table-cell office:value-type="float" office:value="3.50013" calcext:value-type="float">
            <text:p>3,50013</text:p>
          </table:table-cell>
          <table:table-cell office:value-type="float" office:value="60492" calcext:value-type="float">
            <text:p>6049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3] *100/[.R113]" office:value-type="float" office:value="100.003714285714" calcext:value-type="float">
            <text:p>100,003714285714</text:p>
          </table:table-cell>
          <table:table-cell table:formula="of:=ABS(100-[.T113])" office:value-type="float" office:value="0.00371428571428112" calcext:value-type="float">
            <text:p>0,003714285714281</text:p>
          </table:table-cell>
          <table:table-cell/>
          <table:table-cell table:formula="of:=[.D113]*100/[.R113]" office:value-type="float" office:value="85.7142857142857" calcext:value-type="float">
            <text:p>85,7142857142857</text:p>
          </table:table-cell>
          <table:table-cell table:formula="of:=ABS(100-[.W113])" office:value-type="float" office:value="14.2857142857143" calcext:value-type="float">
            <text:p>14,2857142857143</text:p>
          </table:table-cell>
          <table:table-cell table:number-columns-repeated="1000"/>
        </table:table-row>
        <table:table-row table:style-name="ro4">
          <table:table-cell office:value-type="float" office:value="3.5002" calcext:value-type="float">
            <text:p>3,5002</text:p>
          </table:table-cell>
          <table:table-cell office:value-type="float" office:value="94372" calcext:value-type="float">
            <text:p>9437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4] *100/[.R114]" office:value-type="float" office:value="100.005714285714" calcext:value-type="float">
            <text:p>100,005714285714</text:p>
          </table:table-cell>
          <table:table-cell table:formula="of:=ABS(100-[.T114])" office:value-type="float" office:value="0.00571428571427646" calcext:value-type="float">
            <text:p>0,005714285714276</text:p>
          </table:table-cell>
          <table:table-cell/>
          <table:table-cell table:formula="of:=[.D114]*100/[.R114]" office:value-type="float" office:value="100" calcext:value-type="float">
            <text:p>100</text:p>
          </table:table-cell>
          <table:table-cell table:formula="of:=ABS(100-[.W114])" office:value-type="float" office:value="0" calcext:value-type="float">
            <text:p>0</text:p>
          </table:table-cell>
          <table:table-cell/>
          <table:table-cell table:formula="of:=SUM([.E110:.E119])/10" office:value-type="float" office:value="7.3" calcext:value-type="float">
            <text:p>7,3</text:p>
          </table:table-cell>
          <table:table-cell table:number-columns-repeated="998"/>
        </table:table-row>
        <table:table-row table:style-name="ro4">
          <table:table-cell office:value-type="float" office:value="3.5006" calcext:value-type="float">
            <text:p>3,5006</text:p>
          </table:table-cell>
          <table:table-cell office:value-type="float" office:value="67007" calcext:value-type="float">
            <text:p>67007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5] *100/[.R115]" office:value-type="float" office:value="100.017142857143" calcext:value-type="float">
            <text:p>100,017142857143</text:p>
          </table:table-cell>
          <table:table-cell table:formula="of:=ABS(100-[.T115])" office:value-type="float" office:value="0.0171428571428578" calcext:value-type="float">
            <text:p>0,017142857142858</text:p>
          </table:table-cell>
          <table:table-cell/>
          <table:table-cell table:formula="of:=[.D115]*100/[.R115]" office:value-type="float" office:value="128.571428571429" calcext:value-type="float">
            <text:p>128,571428571429</text:p>
          </table:table-cell>
          <table:table-cell table:formula="of:=ABS(100-[.W115])" office:value-type="float" office:value="28.5714285714286" calcext:value-type="float">
            <text:p>28,5714285714286</text:p>
          </table:table-cell>
          <table:table-cell table:number-columns-repeated="1000"/>
        </table:table-row>
        <table:table-row table:style-name="ro4">
          <table:table-cell office:value-type="float" office:value="3.49996" calcext:value-type="float">
            <text:p>3,49996</text:p>
          </table:table-cell>
          <table:table-cell office:value-type="float" office:value="138551" calcext:value-type="float">
            <text:p>13855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37576" calcext:value-type="float">
            <text:p>3,37576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6] *100/[.R116]" office:value-type="float" office:value="99.9988571428571" calcext:value-type="float">
            <text:p>99,9988571428571</text:p>
          </table:table-cell>
          <table:table-cell table:formula="of:=ABS(100-[.T116])" office:value-type="float" office:value="0.00114285714285245" calcext:value-type="float">
            <text:p>0,001142857142852</text:p>
          </table:table-cell>
          <table:table-cell/>
          <table:table-cell table:formula="of:=[.D116]*100/[.R116]" office:value-type="float" office:value="96.4502857142857" calcext:value-type="float">
            <text:p>96,4502857142857</text:p>
          </table:table-cell>
          <table:table-cell table:formula="of:=ABS(100-[.W116])" office:value-type="float" office:value="3.54971428571427" calcext:value-type="float">
            <text:p>3,54971428571427</text:p>
          </table:table-cell>
          <table:table-cell/>
          <table:table-cell table:formula="of:=SUM([.X110:.X119])/10" office:value-type="float" office:value="11.5880285714286" calcext:value-type="float">
            <text:p>11,5880285714286</text:p>
          </table:table-cell>
          <table:table-cell table:number-columns-repeated="998"/>
        </table:table-row>
        <table:table-row table:style-name="ro4">
          <table:table-cell office:value-type="float" office:value="3.50036" calcext:value-type="float">
            <text:p>3,50036</text:p>
          </table:table-cell>
          <table:table-cell office:value-type="float" office:value="109897" calcext:value-type="float">
            <text:p>10989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7] *100/[.R117]" office:value-type="float" office:value="100.010285714286" calcext:value-type="float">
            <text:p>100,010285714286</text:p>
          </table:table-cell>
          <table:table-cell table:formula="of:=ABS(100-[.T117])" office:value-type="float" office:value="0.0102857142857147" calcext:value-type="float">
            <text:p>0,010285714285715</text:p>
          </table:table-cell>
          <table:table-cell/>
          <table:table-cell table:formula="of:=[.D117]*100/[.R117]" office:value-type="float" office:value="128.571428571429" calcext:value-type="float">
            <text:p>128,571428571429</text:p>
          </table:table-cell>
          <table:table-cell table:formula="of:=ABS(100-[.W117])" office:value-type="float" office:value="28.5714285714286" calcext:value-type="float">
            <text:p>28,5714285714286</text:p>
          </table:table-cell>
          <table:table-cell table:number-columns-repeated="1000"/>
        </table:table-row>
        <table:table-row table:style-name="ro4">
          <table:table-cell office:value-type="float" office:value="3.5001" calcext:value-type="float">
            <text:p>3,5001</text:p>
          </table:table-cell>
          <table:table-cell office:value-type="float" office:value="62577" calcext:value-type="float">
            <text:p>62577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23333" calcext:value-type="float">
            <text:p>4,2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8] *100/[.R118]" office:value-type="float" office:value="100.002857142857" calcext:value-type="float">
            <text:p>100,002857142857</text:p>
          </table:table-cell>
          <table:table-cell table:formula="of:=ABS(100-[.T118])" office:value-type="float" office:value="0.00285714285713823" calcext:value-type="float">
            <text:p>0,002857142857138</text:p>
          </table:table-cell>
          <table:table-cell/>
          <table:table-cell table:formula="of:=[.D118]*100/[.R118]" office:value-type="float" office:value="120.952285714286" calcext:value-type="float">
            <text:p>120,952285714286</text:p>
          </table:table-cell>
          <table:table-cell table:formula="of:=ABS(100-[.W118])" office:value-type="float" office:value="20.9522857142857" calcext:value-type="float">
            <text:p>20,9522857142857</text:p>
          </table:table-cell>
          <table:table-cell table:number-columns-repeated="1000"/>
        </table:table-row>
        <table:table-row table:style-name="ro4">
          <table:table-cell office:value-type="float" office:value="3.50008" calcext:value-type="float">
            <text:p>3,50008</text:p>
          </table:table-cell>
          <table:table-cell office:value-type="float" office:value="54065" calcext:value-type="float">
            <text:p>5406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formula="of:=[.A119] *100/[.R119]" office:value-type="float" office:value="100.002285714286" calcext:value-type="float">
            <text:p>100,002285714286</text:p>
          </table:table-cell>
          <table:table-cell table:formula="of:=ABS(100-[.T119])" office:value-type="float" office:value="0.0022857142857049" calcext:value-type="float">
            <text:p>0,002285714285705</text:p>
          </table:table-cell>
          <table:table-cell/>
          <table:table-cell table:formula="of:=[.D119]*100/[.R119]" office:value-type="float" office:value="107.142857142857" calcext:value-type="float">
            <text:p>107,142857142857</text:p>
          </table:table-cell>
          <table:table-cell table:formula="of:=ABS(100-[.W119])" office:value-type="float" office:value="7.14285714285714" calcext:value-type="float">
            <text:p>7,14285714285714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3"/>
          <table:table-cell office:value-type="string" calcext:value-type="string">
            <text:p>5+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5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Итерации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float" office:value="4.03786" calcext:value-type="float">
            <text:p>4,03786</text:p>
          </table:table-cell>
          <table:table-cell office:value-type="float" office:value="98801" calcext:value-type="float">
            <text:p>9880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=</text:p>
          </table:table-cell>
          <table:table-cell office:value-type="float" office:value="4.037735849" calcext:value-type="float">
            <text:p>4,037735849</text:p>
          </table:table-cell>
          <table:table-cell/>
          <table:table-cell table:formula="of:=[.A123] *100/[.R123]" office:value-type="float" office:value="100.003074767757" calcext:value-type="float">
            <text:p>100,003074767757</text:p>
          </table:table-cell>
          <table:table-cell table:formula="of:=ABS(100-[.T123])" office:value-type="float" office:value="0.00307476775705595" calcext:value-type="float">
            <text:p>0,003074767757056</text:p>
          </table:table-cell>
          <table:table-cell/>
          <table:table-cell table:formula="of:=[.D123]*100/[.R123]" office:value-type="float" office:value="105.25700934727" calcext:value-type="float">
            <text:p>105,25700934727</text:p>
          </table:table-cell>
          <table:table-cell table:formula="of:=ABS(100-[.W123])" office:value-type="float" office:value="5.25700934726997" calcext:value-type="float">
            <text:p>5,25700934726997</text:p>
          </table:table-cell>
          <table:table-cell/>
          <table:table-cell table:formula="of:=SUM([.B123:.B132])/10" office:value-type="float" office:value="100587.1" calcext:value-type="float">
            <text:p>100587,1</text:p>
          </table:table-cell>
          <table:table-cell table:number-columns-repeated="998"/>
        </table:table-row>
        <table:table-row table:style-name="ro4">
          <table:table-cell office:value-type="float" office:value="4.03764" calcext:value-type="float">
            <text:p>4,03764</text:p>
          </table:table-cell>
          <table:table-cell office:value-type="float" office:value="203910" calcext:value-type="float">
            <text:p>2039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4] *100/[.R124]" office:value-type="float" office:value="99.9976261696261" calcext:value-type="float">
            <text:p>99,9976261696261</text:p>
          </table:table-cell>
          <table:table-cell table:formula="of:=ABS(100-[.T124])" office:value-type="float" office:value="0.00237383037386962" calcext:value-type="float">
            <text:p>0,00237383037387</text:p>
          </table:table-cell>
          <table:table-cell/>
          <table:table-cell table:formula="of:=[.D124]*100/[.R124]" office:value-type="float" office:value="99.0654205621364" calcext:value-type="float">
            <text:p>99,0654205621364</text:p>
          </table:table-cell>
          <table:table-cell table:formula="of:=ABS(100-[.W124])" office:value-type="float" office:value="0.934579437863562" calcext:value-type="float">
            <text:p>0,934579437863562</text:p>
          </table:table-cell>
          <table:table-cell table:number-columns-repeated="1000"/>
        </table:table-row>
        <table:table-row table:style-name="ro4">
          <table:table-cell office:value-type="float" office:value="4.03736" calcext:value-type="float">
            <text:p>4,03736</text:p>
          </table:table-cell>
          <table:table-cell office:value-type="float" office:value="39336" calcext:value-type="float">
            <text:p>3933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.01042" calcext:value-type="float">
            <text:p>4,01042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5] *100/[.R125]" office:value-type="float" office:value="99.9906915901868" calcext:value-type="float">
            <text:p>99,9906915901868</text:p>
          </table:table-cell>
          <table:table-cell table:formula="of:=ABS(100-[.T125])" office:value-type="float" office:value="0.00930840981321524" calcext:value-type="float">
            <text:p>0,009308409813215</text:p>
          </table:table-cell>
          <table:table-cell/>
          <table:table-cell table:formula="of:=[.D125]*100/[.R125]" office:value-type="float" office:value="99.3234859827008" calcext:value-type="float">
            <text:p>99,3234859827008</text:p>
          </table:table-cell>
          <table:table-cell table:formula="of:=ABS(100-[.W125])" office:value-type="float" office:value="0.676514017299198" calcext:value-type="float">
            <text:p>0,676514017299198</text:p>
          </table:table-cell>
          <table:table-cell/>
          <table:table-cell table:formula="of:=SUM([.U123:.U132])/10" office:value-type="float" office:value="0.0049532710281099" calcext:value-type="float">
            <text:p>0,00495327102811</text:p>
          </table:table-cell>
          <table:table-cell table:number-columns-repeated="998"/>
        </table:table-row>
        <table:table-row table:style-name="ro4">
          <table:table-cell office:value-type="float" office:value="4.03783" calcext:value-type="float">
            <text:p>4,03783</text:p>
          </table:table-cell>
          <table:table-cell office:value-type="float" office:value="49494" calcext:value-type="float">
            <text:p>4949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6] *100/[.R126]" office:value-type="float" office:value="100.002331777103" calcext:value-type="float">
            <text:p>100,002331777103</text:p>
          </table:table-cell>
          <table:table-cell table:formula="of:=ABS(100-[.T126])" office:value-type="float" office:value="0.00233177710283883" calcext:value-type="float">
            <text:p>0,002331777102839</text:p>
          </table:table-cell>
          <table:table-cell/>
          <table:table-cell table:formula="of:=[.D126]*100/[.R126]" office:value-type="float" office:value="111.448598132403" calcext:value-type="float">
            <text:p>111,448598132403</text:p>
          </table:table-cell>
          <table:table-cell table:formula="of:=ABS(100-[.W126])" office:value-type="float" office:value="11.4485981324035" calcext:value-type="float">
            <text:p>11,4485981324035</text:p>
          </table:table-cell>
          <table:table-cell table:number-columns-repeated="1000"/>
        </table:table-row>
        <table:table-row table:style-name="ro4">
          <table:table-cell office:value-type="float" office:value="4.03801" calcext:value-type="float">
            <text:p>4,03801</text:p>
          </table:table-cell>
          <table:table-cell office:value-type="float" office:value="83059" calcext:value-type="float">
            <text:p>8305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.14583" calcext:value-type="float">
            <text:p>4,1458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7] *100/[.R127]" office:value-type="float" office:value="100.006789721028" calcext:value-type="float">
            <text:p>100,006789721028</text:p>
          </table:table-cell>
          <table:table-cell table:formula="of:=ABS(100-[.T127])" office:value-type="float" office:value="0.00678972102814157" calcext:value-type="float">
            <text:p>0,006789721028142</text:p>
          </table:table-cell>
          <table:table-cell/>
          <table:table-cell table:formula="of:=[.D127]*100/[.R127]" office:value-type="float" office:value="102.677098132281" calcext:value-type="float">
            <text:p>102,677098132281</text:p>
          </table:table-cell>
          <table:table-cell table:formula="of:=ABS(100-[.W127])" office:value-type="float" office:value="2.67709813228053" calcext:value-type="float">
            <text:p>2,67709813228053</text:p>
          </table:table-cell>
          <table:table-cell/>
          <table:table-cell table:formula="of:=SUM([.E123:.E132])/10" office:value-type="float" office:value="5.9" calcext:value-type="float">
            <text:p>5,9</text:p>
          </table:table-cell>
          <table:table-cell table:number-columns-repeated="998"/>
        </table:table-row>
        <table:table-row table:style-name="ro4">
          <table:table-cell office:value-type="float" office:value="4.0377" calcext:value-type="float">
            <text:p>4,0377</text:p>
          </table:table-cell>
          <table:table-cell office:value-type="float" office:value="158298" calcext:value-type="float">
            <text:p>15829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8] *100/[.R128]" office:value-type="float" office:value="99.9991121509346" calcext:value-type="float">
            <text:p>99,9991121509346</text:p>
          </table:table-cell>
          <table:table-cell table:formula="of:=ABS(100-[.T128])" office:value-type="float" office:value="0.000887849065435375" calcext:value-type="float">
            <text:p>0,000887849065435</text:p>
          </table:table-cell>
          <table:table-cell/>
          <table:table-cell table:formula="of:=[.D128]*100/[.R128]" office:value-type="float" office:value="105.25700934727" calcext:value-type="float">
            <text:p>105,25700934727</text:p>
          </table:table-cell>
          <table:table-cell table:formula="of:=ABS(100-[.W128])" office:value-type="float" office:value="5.25700934726997" calcext:value-type="float">
            <text:p>5,25700934726997</text:p>
          </table:table-cell>
          <table:table-cell table:number-columns-repeated="1000"/>
        </table:table-row>
        <table:table-row table:style-name="ro4">
          <table:table-cell office:value-type="float" office:value="4.03805" calcext:value-type="float">
            <text:p>4,03805</text:p>
          </table:table-cell>
          <table:table-cell office:value-type="float" office:value="87881" calcext:value-type="float">
            <text:p>8788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29] *100/[.R129]" office:value-type="float" office:value="100.007780375234" calcext:value-type="float">
            <text:p>100,007780375234</text:p>
          </table:table-cell>
          <table:table-cell table:formula="of:=ABS(100-[.T129])" office:value-type="float" office:value="0.0077803752337644" calcext:value-type="float">
            <text:p>0,007780375233764</text:p>
          </table:table-cell>
          <table:table-cell/>
          <table:table-cell table:formula="of:=[.D129]*100/[.R129]" office:value-type="float" office:value="106.495327104297" calcext:value-type="float">
            <text:p>106,495327104297</text:p>
          </table:table-cell>
          <table:table-cell table:formula="of:=ABS(100-[.W129])" office:value-type="float" office:value="6.49532710429668" calcext:value-type="float">
            <text:p>6,49532710429668</text:p>
          </table:table-cell>
          <table:table-cell/>
          <table:table-cell table:formula="of:=SUM([.X123:.X132])/10" office:value-type="float" office:value="5.22554813119475" calcext:value-type="float">
            <text:p>5,22554813119475</text:p>
          </table:table-cell>
          <table:table-cell table:number-columns-repeated="998"/>
        </table:table-row>
        <table:table-row table:style-name="ro4">
          <table:table-cell office:value-type="float" office:value="4.03766" calcext:value-type="float">
            <text:p>4,03766</text:p>
          </table:table-cell>
          <table:table-cell office:value-type="float" office:value="101952" calcext:value-type="float">
            <text:p>10195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3.58333" calcext:value-type="float">
            <text:p>3,5833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0] *100/[.R130]" office:value-type="float" office:value="99.998121496729" calcext:value-type="float">
            <text:p>99,998121496729</text:p>
          </table:table-cell>
          <table:table-cell table:formula="of:=ABS(100-[.T130])" office:value-type="float" office:value="0.00187850327105821" calcext:value-type="float">
            <text:p>0,001878503271058</text:p>
          </table:table-cell>
          <table:table-cell/>
          <table:table-cell table:formula="of:=[.D130]*100/[.R130]" office:value-type="float" office:value="88.7460233657301" calcext:value-type="float">
            <text:p>88,7460233657301</text:p>
          </table:table-cell>
          <table:table-cell table:formula="of:=ABS(100-[.W130])" office:value-type="float" office:value="11.2539766342699" calcext:value-type="float">
            <text:p>11,2539766342699</text:p>
          </table:table-cell>
          <table:table-cell table:number-columns-repeated="1000"/>
        </table:table-row>
        <table:table-row table:style-name="ro4">
          <table:table-cell office:value-type="float" office:value="4.0376" calcext:value-type="float">
            <text:p>4,0376</text:p>
          </table:table-cell>
          <table:table-cell office:value-type="float" office:value="80922" calcext:value-type="float">
            <text:p>8092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1] *100/[.R131]" office:value-type="float" office:value="99.9966355154205" calcext:value-type="float">
            <text:p>99,9966355154205</text:p>
          </table:table-cell>
          <table:table-cell table:formula="of:=ABS(100-[.T131])" office:value-type="float" office:value="0.00336448457946403" calcext:value-type="float">
            <text:p>0,003364484579464</text:p>
          </table:table-cell>
          <table:table-cell/>
          <table:table-cell table:formula="of:=[.D131]*100/[.R131]" office:value-type="float" office:value="99.0654205621364" calcext:value-type="float">
            <text:p>99,0654205621364</text:p>
          </table:table-cell>
          <table:table-cell table:formula="of:=ABS(100-[.W131])" office:value-type="float" office:value="0.934579437863562" calcext:value-type="float">
            <text:p>0,934579437863562</text:p>
          </table:table-cell>
          <table:table-cell table:number-columns-repeated="1000"/>
        </table:table-row>
        <table:table-row table:style-name="ro4">
          <table:table-cell office:value-type="float" office:value="4.03821" calcext:value-type="float">
            <text:p>4,03821</text:p>
          </table:table-cell>
          <table:table-cell office:value-type="float" office:value="102218" calcext:value-type="float">
            <text:p>10221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.33333" calcext:value-type="float">
            <text:p>4,3333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,037735849</text:p>
          </table:table-cell>
          <table:table-cell/>
          <table:table-cell table:formula="of:=[.A132] *100/[.R132]" office:value-type="float" office:value="100.011742992056" calcext:value-type="float">
            <text:p>100,011742992056</text:p>
          </table:table-cell>
          <table:table-cell table:formula="of:=ABS(100-[.T132])" office:value-type="float" office:value="0.0117429920562557" calcext:value-type="float">
            <text:p>0,011742992056256</text:p>
          </table:table-cell>
          <table:table-cell/>
          <table:table-cell table:formula="of:=[.D132]*100/[.R132]" office:value-type="float" office:value="107.320789721131" calcext:value-type="float">
            <text:p>107,320789721131</text:p>
          </table:table-cell>
          <table:table-cell table:formula="of:=ABS(100-[.W132])" office:value-type="float" office:value="7.32078972113068" calcext:value-type="float">
            <text:p>7,32078972113068</text:p>
          </table:table-cell>
          <table:table-cell table:number-columns-repeated="100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8-03-28T23:10:21Z</meta:creation-date>
    <dc:date>2018-04-10T23:28:43.404000000</dc:date>
    <meta:editing-cycles>18</meta:editing-cycles>
    <meta:editing-duration>PT3H15M28S</meta:editing-duration>
    <meta:document-statistic meta:table-count="1" meta:cell-count="2137" meta:object-count="0"/>
  </office:meta>
</office:document-meta>
</file>